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2f1c6a" loext:opacity="100%" style:font-name="Muli" fo:font-size="33pt" fo:letter-spacing="normal" fo:font-style="normal" fo:font-weight="normal"/>
    </style:style>
    <style:style style:name="P2" style:family="paragraph" style:parent-style-name="Heading_20_3">
      <style:paragraph-properties fo:margin-left="0in" fo:margin-right="0in" fo:margin-top="0.2602in" fo:margin-bottom="0.1563in" style:contextual-spacing="false" style:line-height-at-least="0.3957in" fo:text-align="start" style:justify-single-word="false" fo:orphans="2" fo:widows="2" fo:text-indent="0in" style:auto-text-indent="false"/>
      <style:text-properties fo:font-variant="normal" fo:text-transform="none" fo:color="#2f1c6a" loext:opacity="100%" style:font-name="Muli" fo:font-size="24pt" fo:letter-spacing="normal" fo:font-style="normal" fo:font-weight="normal"/>
    </style:style>
    <style:style style:name="P3" style:family="paragraph" style:parent-style-name="Heading_20_3">
      <style:paragraph-properties fo:margin-left="0in" fo:margin-right="0in" fo:margin-top="0.2602in" fo:margin-bottom="0.1563in" style:contextual-spacing="false" style:line-height-at-least="0.3957in" fo:text-align="start" style:justify-single-word="false" fo:orphans="2" fo:widows="2" fo:text-indent="0in" style:auto-text-indent="false"/>
    </style:style>
    <style:style style:name="P4" style:family="paragraph" style:parent-style-name="Heading_20_4">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2f1c6a" loext:opacity="100%" style:font-name="Muli" fo:font-size="18pt" fo:letter-spacing="normal" fo:font-style="normal" fo:font-weight="bold" fo:background-color="#f4f5ff" loext:padding="0in" loext:border="none"/>
    </style:style>
    <style:style style:name="P5"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style>
    <style:style style:name="P6" style:family="paragraph" style:parent-style-name="Text_20_body" style:list-style-name="L1">
      <style:paragraph-properties fo:margin-top="0in" fo:margin-bottom="0.0835in" style:contextual-spacing="false" style:line-height-at-least="0.3335in" fo:text-align="start" style:justify-single-word="false" fo:orphans="2" fo:widows="2" fo:padding="0in" fo:border="none"/>
    </style:style>
    <style:style style:name="P7" style:family="paragraph" style:parent-style-name="Text_20_body" style:list-style-name="L2">
      <style:paragraph-properties fo:margin-top="0in" fo:margin-bottom="0.0835in" style:contextual-spacing="false" style:line-height-at-least="0.3335in" fo:text-align="start" style:justify-single-word="false" fo:orphans="2" fo:widows="2" fo:padding="0in" fo:border="none"/>
    </style:style>
    <style:style style:name="P8" style:family="paragraph" style:parent-style-name="Text_20_body" style:list-style-name="L3">
      <style:paragraph-properties fo:margin-top="0in" fo:margin-bottom="0.0835in" style:contextual-spacing="false" style:line-height-at-least="0.3335in" fo:text-align="start" style:justify-single-word="false" fo:orphans="2" fo:widows="2" fo:padding="0in" fo:border="none"/>
    </style:style>
    <style:style style:name="P9" style:family="paragraph" style:parent-style-name="Text_20_body" style:list-style-name="L4">
      <style:paragraph-properties fo:margin-top="0in" fo:margin-bottom="0.0835in" style:contextual-spacing="false" style:line-height-at-least="0.3335in" fo:text-align="start" style:justify-single-word="false" fo:orphans="2" fo:widows="2" fo:padding="0in" fo:border="none"/>
    </style:style>
    <style:style style:name="P10" style:family="paragraph" style:parent-style-name="Text_20_body" style:list-style-name="L5">
      <style:paragraph-properties fo:margin-top="0in" fo:margin-bottom="0.0835in" style:contextual-spacing="false" style:line-height-at-least="0.3335in" fo:text-align="start" style:justify-single-word="false" fo:orphans="2" fo:widows="2" fo:padding="0in" fo:border="none"/>
    </style:style>
    <style:style style:name="P11" style:family="paragraph" style:parent-style-name="Text_20_body" style:list-style-name="L6">
      <style:paragraph-properties fo:margin-top="0in" fo:margin-bottom="0.0835in" style:contextual-spacing="false" style:line-height-at-least="0.3335in" fo:text-align="start" style:justify-single-word="false" fo:orphans="2" fo:widows="2" fo:padding="0in" fo:border="none"/>
    </style:style>
    <style:style style:name="P12" style:family="paragraph" style:parent-style-name="Text_20_body" style:list-style-name="L7">
      <style:paragraph-properties fo:margin-top="0in" fo:margin-bottom="0.0835in" style:contextual-spacing="false" style:line-height-at-least="0.3335in" fo:text-align="start" style:justify-single-word="false" fo:orphans="2" fo:widows="2" fo:padding="0in" fo:border="none"/>
    </style:style>
    <style:style style:name="P13" style:family="paragraph" style:parent-style-name="Text_20_body" style:list-style-name="L8">
      <style:paragraph-properties fo:margin-top="0in" fo:margin-bottom="0.0835in" style:contextual-spacing="false" style:line-height-at-least="0.3335in" fo:text-align="start" style:justify-single-word="false" fo:orphans="2" fo:widows="2" fo:padding="0in" fo:border="none"/>
    </style:style>
    <style:style style:name="P14" style:family="paragraph" style:parent-style-name="Text_20_body" style:list-style-name="L9">
      <style:paragraph-properties fo:margin-top="0in" fo:margin-bottom="0.0835in" style:contextual-spacing="false" style:line-height-at-least="0.3335in" fo:text-align="start" style:justify-single-word="false" fo:orphans="2" fo:widows="2" fo:padding="0in" fo:border="none"/>
    </style:style>
    <style:style style:name="P15" style:family="paragraph" style:parent-style-name="Text_20_body" style:list-style-name="L10">
      <style:paragraph-properties fo:margin-top="0in" fo:margin-bottom="0.0835in" style:contextual-spacing="false" style:line-height-at-least="0.3335in" fo:text-align="start" style:justify-single-word="false" fo:orphans="2" fo:widows="2" fo:padding="0in" fo:border="none"/>
    </style:style>
    <style:style style:name="P16" style:family="paragraph" style:parent-style-name="Text_20_body" style:list-style-name="L11">
      <style:paragraph-properties fo:margin-top="0in" fo:margin-bottom="0.0835in" style:contextual-spacing="false" style:line-height-at-least="0.3335in" fo:text-align="start" style:justify-single-word="false" fo:orphans="2" fo:widows="2" fo:padding="0in" fo:border="none"/>
    </style:style>
    <style:style style:name="P17" style:family="paragraph" style:parent-style-name="Text_20_body" style:list-style-name="L12">
      <style:paragraph-properties fo:margin-top="0in" fo:margin-bottom="0.0835in" style:contextual-spacing="false" style:line-height-at-least="0.3335in" fo:text-align="start" style:justify-single-word="false" fo:orphans="2" fo:widows="2" fo:padding="0in" fo:border="none"/>
    </style:style>
    <style:style style:name="P18" style:family="paragraph" style:parent-style-name="Text_20_body" style:list-style-name="L13">
      <style:paragraph-properties fo:margin-top="0in" fo:margin-bottom="0.0835in" style:contextual-spacing="false" style:line-height-at-least="0.3335in" fo:text-align="start" style:justify-single-word="false" fo:orphans="2" fo:widows="2" fo:padding="0in" fo:border="none"/>
    </style:style>
    <style:style style:name="P19" style:family="paragraph" style:parent-style-name="Text_20_body" style:list-style-name="L14">
      <style:paragraph-properties fo:margin-top="0in" fo:margin-bottom="0.0835in" style:contextual-spacing="false" style:line-height-at-least="0.3335in" fo:text-align="start" style:justify-single-word="false" fo:orphans="2" fo:widows="2" fo:padding="0in" fo:border="none"/>
    </style:style>
    <style:style style:name="P20" style:family="paragraph" style:parent-style-name="Text_20_body" style:list-style-name="L15">
      <style:paragraph-properties fo:margin-top="0in" fo:margin-bottom="0.0835in" style:contextual-spacing="false" style:line-height-at-least="0.3335in" fo:text-align="start" style:justify-single-word="false" fo:orphans="2" fo:widows="2" fo:padding="0in" fo:border="none"/>
    </style:style>
    <style:style style:name="P21" style:family="paragraph" style:parent-style-name="Text_20_body" style:list-style-name="L16">
      <style:paragraph-properties fo:margin-top="0in" fo:margin-bottom="0.0835in" style:contextual-spacing="false" style:line-height-at-least="0.3335in" fo:text-align="start" style:justify-single-word="false" fo:orphans="2" fo:widows="2" fo:padding="0in" fo:border="none"/>
    </style:style>
    <style:style style:name="P22" style:family="paragraph" style:parent-style-name="Text_20_body" style:list-style-name="L17">
      <style:paragraph-properties fo:margin-top="0in" fo:margin-bottom="0.0835in" style:contextual-spacing="false" style:line-height-at-least="0.3335in" fo:text-align="start" style:justify-single-word="false" fo:orphans="2" fo:widows="2" fo:padding="0in" fo:border="none"/>
    </style:style>
    <style:style style:name="P23" style:family="paragraph" style:parent-style-name="Text_20_body" style:list-style-name="L18">
      <style:paragraph-properties fo:margin-top="0in" fo:margin-bottom="0.0835in" style:contextual-spacing="false" style:line-height-at-least="0.3335in" fo:text-align="start" style:justify-single-word="false" fo:orphans="2" fo:widows="2" fo:padding="0in" fo:border="none"/>
    </style:style>
    <style:style style:name="P24" style:family="paragraph" style:parent-style-name="Text_20_body" style:list-style-name="L20">
      <style:paragraph-properties fo:margin-top="0in" fo:margin-bottom="0.0835in" style:contextual-spacing="false" style:line-height-at-least="0.3335in" fo:text-align="start" style:justify-single-word="false" fo:orphans="2" fo:widows="2" fo:padding="0in" fo:border="none"/>
    </style:style>
    <style:style style:name="P25" style:family="paragraph" style:parent-style-name="Text_20_body" style:list-style-name="L21">
      <style:paragraph-properties fo:margin-top="0in" fo:margin-bottom="0.0835in" style:contextual-spacing="false" style:line-height-at-least="0.3335in" fo:text-align="start" style:justify-single-word="false" fo:orphans="2" fo:widows="2" fo:padding="0in" fo:border="none"/>
    </style:style>
    <style:style style:name="P26" style:family="paragraph" style:parent-style-name="Text_20_body" style:list-style-name="L22">
      <style:paragraph-properties fo:margin-top="0in" fo:margin-bottom="0.0835in" style:contextual-spacing="false" style:line-height-at-least="0.3335in" fo:text-align="start" style:justify-single-word="false" fo:orphans="2" fo:widows="2" fo:padding="0in" fo:border="none"/>
    </style:style>
    <style:style style:name="P27" style:family="paragraph" style:parent-style-name="Text_20_body" style:list-style-name="L23">
      <style:paragraph-properties fo:margin-top="0in" fo:margin-bottom="0.0835in" style:contextual-spacing="false" style:line-height-at-least="0.3335in" fo:text-align="start" style:justify-single-word="false" fo:orphans="2" fo:widows="2" fo:padding="0in" fo:border="none"/>
    </style:style>
    <style:style style:name="P28" style:family="paragraph" style:parent-style-name="Text_20_body" style:list-style-name="L24">
      <style:paragraph-properties fo:margin-top="0in" fo:margin-bottom="0.0835in" style:contextual-spacing="false" style:line-height-at-least="0.3335in" fo:text-align="start" style:justify-single-word="false" fo:orphans="2" fo:widows="2" fo:padding="0in" fo:border="none"/>
    </style:style>
    <style:style style:name="P29" style:family="paragraph" style:parent-style-name="Text_20_body" style:list-style-name="L25">
      <style:paragraph-properties fo:margin-top="0in" fo:margin-bottom="0.0835in" style:contextual-spacing="false" style:line-height-at-least="0.3335in" fo:text-align="start" style:justify-single-word="false" fo:orphans="2" fo:widows="2" fo:padding="0in" fo:border="none"/>
    </style:style>
    <style:style style:name="P30" style:family="paragraph" style:parent-style-name="Text_20_body" style:list-style-name="L26">
      <style:paragraph-properties fo:margin-top="0in" fo:margin-bottom="0.0835in" style:contextual-spacing="false" style:line-height-at-least="0.3335in" fo:text-align="start" style:justify-single-word="false" fo:orphans="2" fo:widows="2" fo:padding="0in" fo:border="none"/>
    </style:style>
    <style:style style:name="P31" style:family="paragraph" style:parent-style-name="Text_20_body" style:list-style-name="L27">
      <style:paragraph-properties fo:margin-top="0in" fo:margin-bottom="0.0835in" style:contextual-spacing="false" style:line-height-at-least="0.3335in" fo:text-align="start" style:justify-single-word="false" fo:orphans="2" fo:widows="2" fo:padding="0in" fo:border="none"/>
    </style:style>
    <style:style style:name="P32" style:family="paragraph" style:parent-style-name="Text_20_body" style:list-style-name="L28">
      <style:paragraph-properties fo:margin-top="0in" fo:margin-bottom="0.0835in" style:contextual-spacing="false" style:line-height-at-least="0.3335in" fo:text-align="start" style:justify-single-word="false" fo:orphans="2" fo:widows="2" fo:padding="0in" fo:border="none"/>
    </style:style>
    <style:style style:name="P33" style:family="paragraph" style:parent-style-name="Text_20_body" style:list-style-name="L29">
      <style:paragraph-properties fo:margin-top="0in" fo:margin-bottom="0.0835in" style:contextual-spacing="false" style:line-height-at-least="0.3335in" fo:text-align="start" style:justify-single-word="false" fo:orphans="2" fo:widows="2" fo:padding="0in" fo:border="none"/>
    </style:style>
    <style:style style:name="P34" style:family="paragraph" style:parent-style-name="Text_20_body" style:list-style-name="L30">
      <style:paragraph-properties fo:margin-top="0in" fo:margin-bottom="0.0835in" style:contextual-spacing="false" style:line-height-at-least="0.3335in" fo:text-align="start" style:justify-single-word="false" fo:orphans="2" fo:widows="2" fo:padding="0in" fo:border="none"/>
    </style:style>
    <style:style style:name="P35"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36344d" loext:opacity="100%" style:font-name="Muli" fo:font-size="15pt" fo:letter-spacing="normal" fo:font-style="normal" fo:font-weight="normal"/>
    </style:style>
    <style:style style:name="P36" style:family="paragraph" style:parent-style-name="Text_20_body" style:list-style-name="L19">
      <style:paragraph-properties fo:margin-top="0in" fo:margin-bottom="0.0835in" style:contextual-spacing="false" style:line-height-at-least="0.3335in" fo:text-align="start" style:justify-single-word="false" fo:orphans="2" fo:widows="2" fo:padding="0in" fo:border="none"/>
      <style:text-properties fo:font-variant="normal" fo:text-transform="none" fo:color="#36344d" loext:opacity="100%" style:font-name="Muli" fo:font-size="15pt" fo:letter-spacing="normal" fo:font-style="normal" fo:font-weight="normal"/>
    </style:style>
    <style:style style:name="P37" style:family="paragraph" style:parent-style-name="Text_20_body" style:list-style-name="L24">
      <style:paragraph-properties fo:margin-top="0in" fo:margin-bottom="0.0835in" style:contextual-spacing="false" style:line-height-at-least="0.3335in" fo:text-align="start" style:justify-single-word="false" fo:orphans="2" fo:widows="2" fo:padding="0in" fo:border="none"/>
      <style:text-properties fo:font-variant="normal" fo:text-transform="none" fo:color="#36344d" loext:opacity="100%" style:font-name="Muli" fo:font-size="15pt" fo:letter-spacing="normal" fo:font-style="normal" fo:font-weight="normal"/>
    </style:style>
    <style:style style:name="P38" style:family="paragraph" style:parent-style-name="Text_20_body">
      <style:paragraph-properties fo:margin-top="0in" fo:margin-bottom="0in" style:contextual-spacing="false" style:line-height-at-least="0.3335in" fo:text-align="start" style:justify-single-word="false" fo:orphans="2" fo:widows="2" fo:padding="0in" fo:border="none"/>
      <style:text-properties fo:font-variant="normal" fo:text-transform="none" fo:color="#36344d" loext:opacity="100%" style:font-name="Muli" fo:font-size="15pt" fo:letter-spacing="normal" fo:font-style="normal" fo:font-weight="normal" fo:background-color="#f4f5ff" loext:padding="0in" loext:border="none"/>
    </style:style>
    <style:style style:name="T1" style:family="text">
      <style:text-properties fo:font-variant="normal" fo:text-transform="none" fo:color="#36344d" loext:opacity="100%" style:font-name="Muli" fo:font-size="15pt" fo:letter-spacing="normal" fo:font-style="normal" fo:font-weight="normal"/>
    </style:style>
    <style:style style:name="T2" style:family="text">
      <style:text-properties fo:font-variant="normal" fo:text-transform="none" fo:color="#36344d" loext:opacity="100%" style:font-name="Muli" fo:font-size="15pt" fo:letter-spacing="normal" fo:font-style="normal" fo:font-weight="bold"/>
    </style:style>
    <style:style style:name="T3" style:family="text">
      <style:text-properties fo:font-variant="normal" fo:text-transform="none" fo:color="#6747c7" loext:opacity="100%" style:font-name="Muli" fo:font-size="15pt" fo:letter-spacing="normal"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2f1c6a" loext:opacity="100%" style:font-name="Muli" fo:font-size="24pt" fo:letter-spacing="normal" fo:font-style="normal" fo:font-weight="bol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h-the-40-most-commonly-used-linux-commands"/>The 40 Most Commonly Used Linux Commands</text:h>
      <text:p text:style-name="P5"><text:span text:style-name="T1">Before proceeding to the list of basic commands, you need to open Terminal first. If you are still unsure, check out our </text:span><text:a xlink:type="simple" xlink:href="https://www.hostinger.com/tutorials/what-is-cli" text:style-name="Internet_20_link" text:visited-style-name="Visited_20_Internet_20_Link"><text:span text:style-name="T3">CLI tutorial</text:span></text:a><text:span text:style-name="T1">.</text:span></text:p>
      <text:p text:style-name="P5"><text:span text:style-name="T1">Although the steps may differ depending on your Linux distribution, the Terminal application is usually found in the </text:span><text:span text:style-name="Strong_20_Emphasis"><text:span text:style-name="T2">Utilities</text:span></text:span><text:span text:style-name="T1"> section.</text:span></text:p>
      <text:p text:style-name="P35">Here is the list of basic Linux commands:</text:p>
      <text:h text:style-name="P2" text:outline-level="3"><text:bookmark text:name="h-1-sudo-command"/>1. sudo command</text:h>
      <text:p text:style-name="P5"><text:span text:style-name="T1">Short for superuser do</text:span><text:span text:style-name="Strong_20_Emphasis"><text:span text:style-name="T2">,</text:span></text:span><text:span text:style-name="T1"> </text:span><text:span text:style-name="Strong_20_Emphasis"><text:span text:style-name="T2">sudo </text:span></text:span><text:span text:style-name="T1">is one of the most popular basic Linux commands that lets you perform tasks that require administrative or root permissions.</text:span></text:p>
      <text:p text:style-name="P5"><text:span text:style-name="T1">When using sudo, the system will prompt users to authenticate themselves with a password. Then, the Linux system will log a timestamp as a tracker. By default, every root user can run sudo commands for </text:span><text:span text:style-name="Strong_20_Emphasis"><text:span text:style-name="T2">15 minutes/session</text:span></text:span><text:span text:style-name="T1">.</text:span></text:p>
      <text:p text:style-name="P35">If you try to run sudo in the command line without authenticating yourself, the system will log the activity as a security event.</text:p>
      <text:p text:style-name="P35">Here’s the general syntax:</text:p>
      <text:p text:style-name="P5"><text:span text:style-name="Strong_20_Emphasis"><text:span text:style-name="T2">sudo (command</text:span></text:span><text:span text:style-name="T1">)</text:span></text:p>
      <text:p text:style-name="P35">You can also add an option, such as:</text:p>
      <text:list xml:id="list4280064541" text:style-name="L1">
        <text:list-item>
          <text:p text:style-name="P6"><text:span text:style-name="Strong_20_Emphasis"><text:span text:style-name="T2">-k</text:span></text:span><text:span text:style-name="T1"> or </text:span><text:span text:style-name="Strong_20_Emphasis"><text:span text:style-name="T1">–</text:span></text:span><text:span text:style-name="Strong_20_Emphasis"><text:span text:style-name="T2">reset-timestamp</text:span></text:span><text:span text:style-name="T1"> invalidates the timestamp file.</text:span></text:p>
        </text:list-item>
        <text:list-item>
          <text:p text:style-name="P6"><text:span text:style-name="Strong_20_Emphasis"><text:span text:style-name="T2">-g</text:span></text:span><text:span text:style-name="T1"> or </text:span><text:span text:style-name="Strong_20_Emphasis"><text:span text:style-name="T1">–</text:span></text:span><text:span text:style-name="Strong_20_Emphasis"><text:span text:style-name="T2">group=group</text:span></text:span><text:span text:style-name="T1"> runs commands as a specified group name or ID.</text:span></text:p>
        </text:list-item>
        <text:list-item>
          <text:p text:style-name="P6"><text:soft-page-break/><text:span text:style-name="Strong_20_Emphasis"><text:span text:style-name="T2">-h</text:span></text:span><text:span text:style-name="T1"> or </text:span><text:span text:style-name="Strong_20_Emphasis"><text:span text:style-name="T1">–</text:span></text:span><text:span text:style-name="Strong_20_Emphasis"><text:span text:style-name="T2">host=host</text:span></text:span><text:span text:style-name="T1"> runs commands on the host.</text:span></text:p>
        </text:list-item>
      </text:list>
      <text:h text:style-name="P2" text:outline-level="3"><text:bookmark text:name="h-2-pwd-command"/>2. pwd command</text:h>
      <text:p text:style-name="P5"><text:span text:style-name="T1">Use the </text:span><text:span text:style-name="Strong_20_Emphasis"><text:span text:style-name="T2">pwd </text:span></text:span><text:span text:style-name="T1">command to find the path of your current working directory. Simply entering </text:span><text:span text:style-name="Strong_20_Emphasis"><text:span text:style-name="T2">pwd</text:span></text:span><text:span text:style-name="T1"> will return the full current path – a path of all the directories that starts with a forward slash (</text:span><text:span text:style-name="Strong_20_Emphasis"><text:span text:style-name="T2">/</text:span></text:span><text:span text:style-name="T1">). For example, </text:span><text:span text:style-name="Strong_20_Emphasis"><text:span text:style-name="T2">/home/username</text:span></text:span><text:span text:style-name="T1">.</text:span></text:p>
      <text:p text:style-name="P5"><text:span text:style-name="T1">The </text:span><text:span text:style-name="Strong_20_Emphasis"><text:span text:style-name="T2">pwd </text:span></text:span><text:span text:style-name="T1">command uses the following syntax:</text:span></text:p>
      <text:p text:style-name="P5"><text:span text:style-name="Strong_20_Emphasis"><text:span text:style-name="T2">pwd [option]</text:span></text:span></text:p>
      <text:p text:style-name="P35">It has two acceptable options:</text:p>
      <text:list xml:id="list325789951" text:style-name="L2">
        <text:list-item>
          <text:p text:style-name="P7"><text:span text:style-name="Strong_20_Emphasis"><text:span text:style-name="T2">-L</text:span></text:span><text:span text:style-name="T1"> or </text:span><text:span text:style-name="Strong_20_Emphasis"><text:span text:style-name="T1">–</text:span></text:span><text:span text:style-name="Strong_20_Emphasis"><text:span text:style-name="T2">logical</text:span></text:span><text:span text:style-name="T1"> prints environment variable content, including symbolic links.</text:span></text:p>
        </text:list-item>
        <text:list-item>
          <text:p text:style-name="P7"><text:span text:style-name="Strong_20_Emphasis"><text:span text:style-name="T2">-P</text:span></text:span><text:span text:style-name="T1"> or </text:span><text:span text:style-name="Strong_20_Emphasis"><text:span text:style-name="T1">–</text:span></text:span><text:span text:style-name="Strong_20_Emphasis"><text:span text:style-name="T2">physical</text:span></text:span><text:span text:style-name="T1"> prints the actual path of the current directory.</text:span></text:p>
        </text:list-item>
      </text:list>
      <text:h text:style-name="P2" text:outline-level="3"><text:bookmark text:name="h-3-cd-command"/>3. cd command</text:h>
      <text:p text:style-name="P5"><text:span text:style-name="T1">To navigate through the Linux files and directories, use the </text:span><text:span text:style-name="Strong_20_Emphasis"><text:span text:style-name="T2">cd</text:span></text:span><text:span text:style-name="T1"> command. Depending on your current working directory, it requires either the full path or the directory name.</text:span></text:p>
      <text:p text:style-name="P5"><text:span text:style-name="T1">Running this command without an option will take you to the home folder. Keep in mind that only users with </text:span><text:span text:style-name="Strong_20_Emphasis"><text:span text:style-name="T2">sudo </text:span></text:span><text:span text:style-name="T1">privileges can execute it.</text:span></text:p>
      <text:p text:style-name="P5"><text:span text:style-name="T1">Let’s say you’re in </text:span><text:span text:style-name="Strong_20_Emphasis"><text:span text:style-name="T2">/home/username/Documents</text:span></text:span><text:span text:style-name="T1"> and want to go to </text:span><text:span text:style-name="Strong_20_Emphasis"><text:span text:style-name="T2">Photos</text:span></text:span><text:span text:style-name="T1">, a subdirectory of </text:span><text:span text:style-name="Strong_20_Emphasis"><text:span text:style-name="T2">Documents</text:span></text:span><text:span text:style-name="T1">. To do so, enter the following command:</text:span></text:p>
      <text:p text:style-name="P5"><text:span text:style-name="Strong_20_Emphasis"><text:span text:style-name="T2">cd</text:span></text:span><text:span text:style-name="T1"> </text:span><text:span text:style-name="Strong_20_Emphasis"><text:span text:style-name="T2">Photos</text:span></text:span><text:span text:style-name="T1">.</text:span></text:p>
      <text:p text:style-name="P5"><text:soft-page-break/><text:span text:style-name="T1">If you want to switch to a completely new directory, for example, </text:span><text:span text:style-name="Strong_20_Emphasis"><text:span text:style-name="T2">/home/username/Movies</text:span></text:span><text:span text:style-name="T1">, you have to enter </text:span><text:span text:style-name="Strong_20_Emphasis"><text:span text:style-name="T2">cd</text:span></text:span><text:span text:style-name="T1"> followed by the directory’s absolute path:</text:span></text:p>
      <text:p text:style-name="P5"><text:span text:style-name="Strong_20_Emphasis"><text:span text:style-name="T2">cd /home/username/Movies</text:span></text:span></text:p>
      <text:p text:style-name="P35">Here are some shortcuts to help you navigate:</text:p>
      <text:list xml:id="list2430213675" text:style-name="L3">
        <text:list-item>
          <text:p text:style-name="P8"><text:span text:style-name="Strong_20_Emphasis"><text:span text:style-name="T2">cd ~[username] </text:span></text:span><text:span text:style-name="T1">goes to another user’s home directory.</text:span></text:p>
        </text:list-item>
        <text:list-item>
          <text:p text:style-name="P8"><text:span text:style-name="Strong_20_Emphasis"><text:span text:style-name="T2">cd ..</text:span></text:span><text:span text:style-name="T1"> moves one directory up.</text:span></text:p>
        </text:list-item>
        <text:list-item>
          <text:p text:style-name="P8"><text:span text:style-name="Strong_20_Emphasis"><text:span text:style-name="T2">cd-</text:span></text:span><text:span text:style-name="T1"> moves to your previous directory.</text:span></text:p>
        </text:list-item>
      </text:list>
      <text:h text:style-name="P2" text:outline-level="3"><text:bookmark text:name="h-4-ls-command"/>4. ls command</text:h>
      <text:p text:style-name="P5"><text:span text:style-name="T1">The</text:span><text:span text:style-name="Strong_20_Emphasis"><text:span text:style-name="T1"> </text:span></text:span><text:span text:style-name="Strong_20_Emphasis"><text:span text:style-name="T2">ls</text:span></text:span><text:span text:style-name="T1"> command lists files and directories within a system. Running it without a flag or parameter will show the current working directory’s content.</text:span></text:p>
      <text:p text:style-name="P5"><text:span text:style-name="T1">To see other directories’ content, type </text:span><text:span text:style-name="Strong_20_Emphasis"><text:span text:style-name="T2">ls</text:span></text:span><text:span text:style-name="T1"> followed by the desired path. For example, to view files in the </text:span><text:span text:style-name="Strong_20_Emphasis"><text:span text:style-name="T2">Documents </text:span></text:span><text:span text:style-name="T1">folder, enter:</text:span></text:p>
      <text:p text:style-name="P5"><text:span text:style-name="Strong_20_Emphasis"><text:span text:style-name="T2">ls</text:span></text:span><text:span text:style-name="T1"> </text:span><text:span text:style-name="Strong_20_Emphasis"><text:span text:style-name="T2">/home/username/Documents</text:span></text:span></text:p>
      <text:p text:style-name="P5"><text:span text:style-name="T1">Here are some options you can use with the </text:span><text:span text:style-name="Strong_20_Emphasis"><text:span text:style-name="T2">ls</text:span></text:span><text:span text:style-name="T1"> command:</text:span></text:p>
      <text:list xml:id="list3861540293" text:style-name="L4">
        <text:list-item>
          <text:p text:style-name="P9"><text:span text:style-name="Strong_20_Emphasis"><text:span text:style-name="T2">ls -R</text:span></text:span><text:span text:style-name="T1"> lists all the files in the subdirectories.</text:span></text:p>
        </text:list-item>
        <text:list-item>
          <text:p text:style-name="P9"><text:span text:style-name="Strong_20_Emphasis"><text:span text:style-name="T2">ls -a</text:span></text:span><text:span text:style-name="T1"> shows hidden files in addition to the visible ones.</text:span></text:p>
        </text:list-item>
        <text:list-item>
          <text:p text:style-name="P9"><text:span text:style-name="Strong_20_Emphasis"><text:span text:style-name="T2">ls -lh</text:span></text:span><text:span text:style-name="T1"> shows the file sizes in easily readable formats, such as MB, GB, and TB.</text:span></text:p>
        </text:list-item>
      </text:list>
      <text:h text:style-name="P2" text:outline-level="3"><text:bookmark text:name="h-5-cat-command"/>5. cat command</text:h>
      <text:p text:style-name="P5"><text:span text:style-name="T1">Concatenate, or </text:span><text:span text:style-name="Strong_20_Emphasis"><text:span text:style-name="T2">cat</text:span></text:span><text:span text:style-name="T1">, is one of the most frequently used Linux commands. It lists, combines, and writes file content to the </text:span><text:soft-page-break/><text:span text:style-name="T1">standard output. To run the cat command, type </text:span><text:span text:style-name="Strong_20_Emphasis"><text:span text:style-name="T2">cat</text:span></text:span><text:span text:style-name="T1"> followed by the file name and its extension. For instance:</text:span></text:p>
      <text:p text:style-name="P5"><text:span text:style-name="Strong_20_Emphasis"><text:span text:style-name="T2">cat filename.txt</text:span></text:span><text:span text:style-name="T1">.</text:span></text:p>
      <text:p text:style-name="P5"><text:span text:style-name="T1">Here are other ways to use the </text:span><text:a xlink:type="simple" xlink:href="https://www.hostinger.com/tutorials/linux-cat-command-tutorial-and-examples/" text:style-name="Internet_20_link" text:visited-style-name="Visited_20_Internet_20_Link"><text:span text:style-name="T3">cat command</text:span></text:a><text:span text:style-name="T1">:</text:span></text:p>
      <text:list xml:id="list2248790403" text:style-name="L5">
        <text:list-item>
          <text:p text:style-name="P10"><text:span text:style-name="Strong_20_Emphasis"><text:span text:style-name="T2">cat &gt; filename.txt </text:span></text:span><text:span text:style-name="T1">creates a new file.</text:span></text:p>
        </text:list-item>
        <text:list-item>
          <text:p text:style-name="P10"><text:span text:style-name="Strong_20_Emphasis"><text:span text:style-name="T2">cat filename1.txt filename2.txt &gt; filename3.txt </text:span></text:span><text:span text:style-name="T1">merges </text:span><text:span text:style-name="Strong_20_Emphasis"><text:span text:style-name="T2">filename1.txt</text:span></text:span><text:span text:style-name="T1"> and </text:span><text:span text:style-name="Strong_20_Emphasis"><text:span text:style-name="T2">filename2.txt</text:span></text:span><text:span text:style-name="T1"> and stores the output in </text:span><text:span text:style-name="Strong_20_Emphasis"><text:span text:style-name="T2">filename3.txt</text:span></text:span><text:span text:style-name="T1">.</text:span></text:p>
        </text:list-item>
        <text:list-item>
          <text:p text:style-name="P10"><text:span text:style-name="Strong_20_Emphasis"><text:span text:style-name="T2">tac filename.txt </text:span></text:span><text:span text:style-name="T1">displays content in reverse order.</text:span></text:p>
        </text:list-item>
      </text:list>
      <text:h text:style-name="P2" text:outline-level="3"><text:bookmark text:name="h-6-cp-command"/>6. cp command</text:h>
      <text:p text:style-name="P5"><text:span text:style-name="T1">Use the </text:span><text:span text:style-name="Strong_20_Emphasis"><text:span text:style-name="T2">cp </text:span></text:span><text:span text:style-name="T1">command to copy files or directories and their content. Take a look at the following use cases.</text:span></text:p>
      <text:p text:style-name="P5"><text:span text:style-name="T1">To copy one file from the current directory to another, enter </text:span><text:span text:style-name="Strong_20_Emphasis"><text:span text:style-name="T2">cp </text:span></text:span><text:span text:style-name="T1">followed by the file name and the destination directory. For example:</text:span></text:p>
      <text:p text:style-name="P5"><text:span text:style-name="Strong_20_Emphasis"><text:span text:style-name="T2">cp filename.txt</text:span></text:span><text:span text:style-name="T1"> </text:span><text:span text:style-name="Strong_20_Emphasis"><text:span text:style-name="T2">/home/username/Documents</text:span></text:span></text:p>
      <text:p text:style-name="P35">To copy files to a directory, enter the file names followed by the destination directory:</text:p>
      <text:p text:style-name="P5"><text:span text:style-name="Strong_20_Emphasis"><text:span text:style-name="T2">cp filename1.txt filename2.txt filename3.txt /home/username/Documents</text:span></text:span></text:p>
      <text:p text:style-name="P5"><text:span text:style-name="T1">To copy the content of a file to a new file in the same directory, enter </text:span><text:span text:style-name="Strong_20_Emphasis"><text:span text:style-name="T2">cp </text:span></text:span><text:span text:style-name="T1">followed by the source file and the destination file:</text:span></text:p>
      <text:p text:style-name="P5"><text:span text:style-name="Strong_20_Emphasis"><text:span text:style-name="T2">cp filename1.txt filename2.txt</text:span></text:span></text:p>
      <text:p text:style-name="P5"><text:span text:style-name="T1">To copy an entire directory, pass the </text:span><text:span text:style-name="Strong_20_Emphasis"><text:span text:style-name="T2">-R </text:span></text:span><text:span text:style-name="T1">flag before typing the source directory, followed by the destination directory:</text:span></text:p>
      <text:p text:style-name="P5"><text:span text:style-name="Strong_20_Emphasis"><text:span text:style-name="T2">cp -R /home/username/Documents /home/username/Documents_backup</text:span></text:span></text:p>
      <text:h text:style-name="P2" text:outline-level="3"><text:bookmark text:name="h-7-mv-command"/><text:soft-page-break/>7. mv command</text:h>
      <text:p text:style-name="P5"><text:span text:style-name="T1">The primary use of the </text:span><text:a xlink:type="simple" xlink:href="https://www.hostinger.com/tutorials/how-to-rename-files-in-linux/" text:style-name="Internet_20_link" text:visited-style-name="Visited_20_Internet_20_Link"><text:span text:style-name="T3">mv command</text:span></text:a><text:span text:style-name="T1"> is to move and rename files and directories. Additionally, it doesn’t produce an output upon execution.</text:span></text:p>
      <text:p text:style-name="P5"><text:span text:style-name="T1">Simply type </text:span><text:span text:style-name="Strong_20_Emphasis"><text:span text:style-name="T2">mv</text:span></text:span><text:span text:style-name="T1"> followed by the filename and the destination directory. For example, you want to move </text:span><text:span text:style-name="Strong_20_Emphasis"><text:span text:style-name="T2">filename.txt</text:span></text:span><text:span text:style-name="T1"> to the </text:span><text:span text:style-name="Strong_20_Emphasis"><text:span text:style-name="T2">/home/username/Documents</text:span></text:span><text:span text:style-name="T1"> directory:</text:span></text:p>
      <text:p text:style-name="P5"><text:span text:style-name="Strong_20_Emphasis"><text:span text:style-name="T2">mv filename.txt /home/username/Documents.</text:span></text:span></text:p>
      <text:p text:style-name="P5"><text:span text:style-name="T1">You can also use the </text:span><text:span text:style-name="Strong_20_Emphasis"><text:span text:style-name="T2">mv </text:span></text:span><text:span text:style-name="T1">command to rename a file:</text:span></text:p>
      <text:p text:style-name="P5"><text:span text:style-name="Strong_20_Emphasis"><text:span text:style-name="T2">mv old_filename.txt new_filename.txt</text:span></text:span></text:p>
      <text:h text:style-name="P2" text:outline-level="3"><text:bookmark text:name="h-8-mkdir-command"/>8. mkdir command</text:h>
      <text:p text:style-name="P5"><text:span text:style-name="T1">Use the </text:span><text:span text:style-name="Strong_20_Emphasis"><text:span text:style-name="T2">mkdir</text:span></text:span><text:span text:style-name="T1"> command to create one or multiple directories at once and set permissions for each of them. The user executing this command must have the privilege to make a new folder in the parent directory, or they may receive a permission denied error.</text:span></text:p>
      <text:p text:style-name="P35">Here’s the basic syntax:</text:p>
      <text:p text:style-name="P5"><text:span text:style-name="Strong_20_Emphasis"><text:span text:style-name="T2">mkdir [option] directory_name</text:span></text:span></text:p>
      <text:p text:style-name="P5"><text:span text:style-name="T1">For example, you want to create a directory called </text:span><text:span text:style-name="Strong_20_Emphasis"><text:span text:style-name="T2">Music</text:span></text:span><text:span text:style-name="T1">:</text:span></text:p>
      <text:p text:style-name="P5"><text:span text:style-name="Strong_20_Emphasis"><text:span text:style-name="T2">mkdir Music</text:span></text:span></text:p>
      <text:p text:style-name="P5"><text:span text:style-name="T1">To make a new directory called </text:span><text:span text:style-name="Strong_20_Emphasis"><text:span text:style-name="T2">Songs </text:span></text:span><text:span text:style-name="T1">inside </text:span><text:span text:style-name="Strong_20_Emphasis"><text:span text:style-name="T2">Music</text:span></text:span><text:span text:style-name="T1">, use this command:</text:span></text:p>
      <text:p text:style-name="P5"><text:span text:style-name="Strong_20_Emphasis"><text:span text:style-name="T2">mkdir Music/Songs</text:span></text:span></text:p>
      <text:p text:style-name="P5"><text:span text:style-name="T1">The </text:span><text:span text:style-name="Strong_20_Emphasis"><text:span text:style-name="T2">mkdir </text:span></text:span><text:span text:style-name="T1">command accepts many options, such as:</text:span></text:p>
      <text:list xml:id="list2527743377" text:style-name="L6">
        <text:list-item>
          <text:p text:style-name="P11"><text:span text:style-name="Strong_20_Emphasis"><text:span text:style-name="T2">-p</text:span></text:span><text:span text:style-name="T1"> or </text:span><text:span text:style-name="Strong_20_Emphasis"><text:span text:style-name="T1">–</text:span></text:span><text:span text:style-name="Strong_20_Emphasis"><text:span text:style-name="T2">parents</text:span></text:span><text:span text:style-name="T1"> create a directory between two existing folders. For example, </text:span><text:span text:style-name="Strong_20_Emphasis"><text:span text:style-name="T2">mkdir -p Music/2020/Songs</text:span></text:span><text:span text:style-name="T1"> will make the new “2020” directory.</text:span></text:p>
        </text:list-item>
        <text:list-item>
          <text:p text:style-name="P11"><text:soft-page-break/><text:span text:style-name="Strong_20_Emphasis"><text:span text:style-name="T2">-m </text:span></text:span><text:span text:style-name="T1">sets the file permissions. For instance, to create a directory with full read, write, and execute permissions for all users, enter </text:span><text:span text:style-name="Strong_20_Emphasis"><text:span text:style-name="T2">mkdir -m777 directory_name</text:span></text:span><text:span text:style-name="T1">.</text:span></text:p>
        </text:list-item>
        <text:list-item>
          <text:p text:style-name="P11"><text:span text:style-name="Strong_20_Emphasis"><text:span text:style-name="T2">-v</text:span></text:span><text:span text:style-name="T1"> prints a message for each created directory.</text:span></text:p>
        </text:list-item>
      </text:list>
      <text:h text:style-name="P2" text:outline-level="3"><text:bookmark text:name="h-9-rmdir-command"/>9. rmdir command</text:h>
      <text:p text:style-name="P5"><text:span text:style-name="T1">To permanently delete an empty directory, use the </text:span><text:a xlink:type="simple" xlink:href="https://www.hostinger.com/tutorials/how-to-remove-files-and-folders-using-linux-command-line/" text:style-name="Internet_20_link" text:visited-style-name="Visited_20_Internet_20_Link"><text:span text:style-name="T3">rmdir command</text:span></text:a><text:span text:style-name="T1">. Remember that the user running this command should have </text:span><text:span text:style-name="Strong_20_Emphasis"><text:span text:style-name="T2">sudo </text:span></text:span><text:span text:style-name="T1">privileges in the parent directory.</text:span></text:p>
      <text:p text:style-name="P5"><text:span text:style-name="T1">For example, you want to remove an empty subdirectory named </text:span><text:span text:style-name="Strong_20_Emphasis"><text:span text:style-name="T2">personal1 </text:span></text:span><text:span text:style-name="T1">and its main folder </text:span><text:span text:style-name="Strong_20_Emphasis"><text:span text:style-name="T2">mydir</text:span></text:span><text:span text:style-name="T1">:</text:span></text:p>
      <text:p text:style-name="P5"><text:span text:style-name="Strong_20_Emphasis"><text:span text:style-name="T2">rmdir -p mydir/personal1</text:span></text:span></text:p>
      <text:h text:style-name="P2" text:outline-level="3"><text:bookmark text:name="h-10-rm-command"/>10. rm command</text:h>
      <text:p text:style-name="P5"><text:span text:style-name="T1">The </text:span><text:span text:style-name="Strong_20_Emphasis"><text:span text:style-name="T2">rm</text:span></text:span><text:span text:style-name="T1"> command is used to delete files within a directory. Make sure that the user performing this command has write permissions.</text:span></text:p>
      <text:p text:style-name="P35">Remember the directory’s location as this will remove the file(s) and you can’t undo it.</text:p>
      <text:p text:style-name="P35">Here’s the general syntax:</text:p>
      <text:p text:style-name="P5"><text:span text:style-name="Strong_20_Emphasis"><text:span text:style-name="T2">rm filename</text:span></text:span></text:p>
      <text:p text:style-name="P35">To remove multiple files, enter the following command:</text:p>
      <text:p text:style-name="P5"><text:span text:style-name="Strong_20_Emphasis"><text:span text:style-name="T2">rm filename1 filename2 filename3</text:span></text:span></text:p>
      <text:p text:style-name="P35">Here are some acceptable options you can add:</text:p>
      <text:list xml:id="list3043137743" text:style-name="L7">
        <text:list-item>
          <text:p text:style-name="P12"><text:span text:style-name="Strong_20_Emphasis"><text:span text:style-name="T2">-i</text:span></text:span><text:span text:style-name="T1"> prompts system confirmation before deleting a file.</text:span></text:p>
        </text:list-item>
        <text:list-item>
          <text:p text:style-name="P12"><text:span text:style-name="Strong_20_Emphasis"><text:span text:style-name="T2">-f</text:span></text:span><text:span text:style-name="T1"> allows the system to remove without a confirmation.</text:span></text:p>
        </text:list-item>
        <text:list-item>
          <text:p text:style-name="P12"><text:span text:style-name="Strong_20_Emphasis"><text:span text:style-name="T2">-r</text:span></text:span><text:span text:style-name="T1"> deletes files and directories recursively.</text:span></text:p>
        </text:list-item>
      </text:list>
      <text:h text:style-name="P2" text:outline-level="3"><text:bookmark text:name="h-11-touch-command"/><text:soft-page-break/>11. touch command</text:h>
      <text:p text:style-name="P5"><text:span text:style-name="T1">The </text:span><text:a xlink:type="simple" xlink:href="https://www.hostinger.com/tutorials/linux-touch-command-with-useful-examples/" text:style-name="Internet_20_link" text:visited-style-name="Visited_20_Internet_20_Link"><text:span text:style-name="T3">touch command</text:span></text:a><text:span text:style-name="T1"> allows you to create an empty file or generate and modify a timestamp in the Linux command line.</text:span></text:p>
      <text:p text:style-name="P5"><text:span text:style-name="T1">For example, enter the following command to create an HTML file named </text:span><text:span text:style-name="Strong_20_Emphasis"><text:span text:style-name="T2">Web</text:span></text:span><text:span text:style-name="T1"> in the </text:span><text:span text:style-name="Strong_20_Emphasis"><text:span text:style-name="T2">Documents</text:span></text:span><text:span text:style-name="T1"> directory:</text:span></text:p>
      <text:p text:style-name="P5"><text:span text:style-name="Strong_20_Emphasis"><text:span text:style-name="T2">touch /home/username/Documents/Web.html</text:span></text:span></text:p>
      <text:h text:style-name="P2" text:outline-level="3"><text:bookmark text:name="h-12-locate-command"/>12. locate command</text:h>
      <text:p text:style-name="P5"><text:span text:style-name="T1">The </text:span><text:a xlink:type="simple" xlink:href="https://www.hostinger.com/tutorials/how-to-use-find-and-locate-commands-in-linux/" text:style-name="Internet_20_link" text:visited-style-name="Visited_20_Internet_20_Link"><text:span text:style-name="T3">locate command</text:span></text:a><text:span text:style-name="T1"> can find a file in the database system.</text:span></text:p>
      <text:p text:style-name="P5"><text:span text:style-name="T1">Moreover, adding the </text:span><text:span text:style-name="Strong_20_Emphasis"><text:span text:style-name="T2">-i</text:span></text:span><text:span text:style-name="T1"> argument will turn off case sensitivity, so you can search for a file even if you don’t remember its exact name.</text:span></text:p>
      <text:p text:style-name="P5"><text:span text:style-name="T1">To look for content that contains two or more words, use an asterisk (</text:span><text:span text:style-name="Strong_20_Emphasis"><text:span text:style-name="T2">*</text:span></text:span><text:span text:style-name="T1">). For example:</text:span></text:p>
      <text:p text:style-name="P5"><text:span text:style-name="Strong_20_Emphasis"><text:span text:style-name="T2">locate -i school*not</text:span></text:span></text:p>
      <text:p text:style-name="P5"><text:span text:style-name="T1">The command will search for files that contain the words </text:span><text:span text:style-name="Strong_20_Emphasis"><text:span text:style-name="T2">school </text:span></text:span><text:span text:style-name="T1">and </text:span><text:span text:style-name="Strong_20_Emphasis"><text:span text:style-name="T2">note</text:span></text:span><text:span text:style-name="T1">, whether they use uppercase or lowercase letters.</text:span></text:p>
      <text:h text:style-name="P2" text:outline-level="3"><text:bookmark text:name="h-13-find-command"/>13. find command</text:h>
      <text:p text:style-name="P5"><text:span text:style-name="T1">Use the </text:span><text:span text:style-name="Strong_20_Emphasis"><text:span text:style-name="T2">find </text:span></text:span><text:span text:style-name="T1">command to search for files within a specific directory and perform subsequent operations. Here’s the general syntax:</text:span></text:p>
      <text:p text:style-name="P5"><text:span text:style-name="Strong_20_Emphasis"><text:span text:style-name="T2">find [option] [path] [expression]</text:span></text:span></text:p>
      <text:p text:style-name="P5"><text:span text:style-name="T1">For example, you want to look for a file called </text:span><text:span text:style-name="Strong_20_Emphasis"><text:span text:style-name="T2">notes.txt</text:span></text:span><text:span text:style-name="T1"> within the </text:span><text:span text:style-name="Strong_20_Emphasis"><text:span text:style-name="T2">home</text:span></text:span><text:span text:style-name="T1"> directory and its subfolders:</text:span></text:p>
      <text:p text:style-name="P5"><text:span text:style-name="Strong_20_Emphasis"><text:span text:style-name="T2">find /home -name notes.txt</text:span></text:span></text:p>
      <text:p text:style-name="P5"><text:span text:style-name="T1">Here are other variations when using </text:span><text:span text:style-name="Strong_20_Emphasis"><text:span text:style-name="T2">find</text:span></text:span><text:span text:style-name="T1">:</text:span></text:p>
      <text:list xml:id="list944949302" text:style-name="L8">
        <text:list-item>
          <text:p text:style-name="P13"><text:soft-page-break/><text:span text:style-name="Strong_20_Emphasis"><text:span text:style-name="T2">find -name filename.txt </text:span></text:span><text:span text:style-name="T1">to find files in the current directory.</text:span></text:p>
        </text:list-item>
        <text:list-item>
          <text:p text:style-name="P13"><text:span text:style-name="Strong_20_Emphasis"><text:span text:style-name="T2">find ./ -type d -name directoryname </text:span></text:span><text:span text:style-name="T1">to look for directories.</text:span></text:p>
        </text:list-item>
      </text:list>
      <text:h text:style-name="P2" text:outline-level="3"><text:bookmark text:name="h-14-grep-command"/>14. grep command</text:h>
      <text:p text:style-name="P5"><text:span text:style-name="T1">Another basic Linux command on the list is </text:span><text:span text:style-name="Strong_20_Emphasis"><text:span text:style-name="T2">grep </text:span></text:span><text:span text:style-name="T1">or global regular expression print. It lets you find a word by searching through all the texts in a specific file.</text:span></text:p>
      <text:p text:style-name="P5"><text:span text:style-name="T1">Once the </text:span><text:a xlink:type="simple" xlink:href="https://www.hostinger.com/tutorials/grep-command-in-linux-useful-examples/" text:style-name="Internet_20_link" text:visited-style-name="Visited_20_Internet_20_Link"><text:span text:style-name="T3">grep command</text:span></text:a><text:span text:style-name="T1"> finds a match, it prints all lines that contain the specific pattern. This command helps filter through large log files.</text:span></text:p>
      <text:p text:style-name="P5"><text:span text:style-name="T1">For example, you want to search for the word </text:span><text:span text:style-name="Strong_20_Emphasis"><text:span text:style-name="T2">blue </text:span></text:span><text:span text:style-name="T1">in the </text:span><text:span text:style-name="Strong_20_Emphasis"><text:span text:style-name="T2">notepad.txt</text:span></text:span><text:span text:style-name="T1"> file:</text:span></text:p>
      <text:p text:style-name="P5"><text:span text:style-name="Strong_20_Emphasis"><text:span text:style-name="T2">grep blue notepad.txt</text:span></text:span></text:p>
      <text:p text:style-name="P5"><text:span text:style-name="T1">The command’s output will display lines that contain </text:span><text:span text:style-name="Strong_20_Emphasis"><text:span text:style-name="T2">blue</text:span></text:span><text:span text:style-name="T1">.</text:span></text:p>
      <text:h text:style-name="P2" text:outline-level="3"><text:bookmark text:name="h-15-df-command"/>15. df command</text:h>
      <text:p text:style-name="P5"><text:span text:style-name="T1">Use the </text:span><text:a xlink:type="simple" xlink:href="https://www.hostinger.com/tutorials/vps/how-to-check-and-manage-disk-space-via-terminal" text:style-name="Internet_20_link" text:visited-style-name="Visited_20_Internet_20_Link"><text:span text:style-name="T3">df command</text:span></text:a><text:span text:style-name="T1"> to report the system’s disk space usage, shown in percentage and kilobyte (KB). Here’s the general syntax:</text:span></text:p>
      <text:p text:style-name="P5"><text:span text:style-name="Strong_20_Emphasis"><text:span text:style-name="T2">df [options] [file]</text:span></text:span></text:p>
      <text:p text:style-name="P35">For example, enter the following command if you want to see the current directory’s system disk space usage in a human-readable format:</text:p>
      <text:p text:style-name="P5"><text:span text:style-name="Strong_20_Emphasis"><text:span text:style-name="T2">df -h</text:span></text:span></text:p>
      <text:p text:style-name="P35">These are some acceptable options to use:</text:p>
      <text:list xml:id="list1344992188" text:style-name="L9">
        <text:list-item>
          <text:p text:style-name="P14"><text:soft-page-break/><text:span text:style-name="Strong_20_Emphasis"><text:span text:style-name="T2">df -m</text:span></text:span><text:span text:style-name="T1"> displays information on the file system usage in </text:span><text:span text:style-name="Strong_20_Emphasis"><text:span text:style-name="T2">MBs</text:span></text:span><text:span text:style-name="T1">.</text:span></text:p>
        </text:list-item>
        <text:list-item>
          <text:p text:style-name="P14"><text:span text:style-name="Strong_20_Emphasis"><text:span text:style-name="T2">df -k</text:span></text:span><text:span text:style-name="T1"> displays file system usage in </text:span><text:span text:style-name="Strong_20_Emphasis"><text:span text:style-name="T2">KBs</text:span></text:span><text:span text:style-name="T1">.</text:span></text:p>
        </text:list-item>
        <text:list-item>
          <text:p text:style-name="P14"><text:span text:style-name="Strong_20_Emphasis"><text:span text:style-name="T2">df -T</text:span></text:span><text:span text:style-name="T1"> shows the file system </text:span><text:span text:style-name="Strong_20_Emphasis"><text:span text:style-name="T2">type</text:span></text:span><text:span text:style-name="T1"> in a new column.</text:span></text:p>
        </text:list-item>
      </text:list>
      <text:h text:style-name="P2" text:outline-level="3"><text:bookmark text:name="h-16-du-command"/>16. du command</text:h>
      <text:p text:style-name="P5"><text:span text:style-name="T1">If you want to check how much space a file or a directory takes up, use the </text:span><text:span text:style-name="Strong_20_Emphasis"><text:span text:style-name="T2">du</text:span></text:span><text:span text:style-name="T1"> command. You can run this command to identify which part of the system uses the storage excessively.</text:span></text:p>
      <text:p text:style-name="P5"><text:span text:style-name="T1">Remember, you must specify the directory path when using the </text:span><text:span text:style-name="Strong_20_Emphasis"><text:span text:style-name="T2">du </text:span></text:span><text:span text:style-name="T1">command. For example, to check </text:span><text:span text:style-name="Strong_20_Emphasis"><text:span text:style-name="T2">/home/user/Documents </text:span></text:span><text:span text:style-name="T1">enter:</text:span></text:p>
      <text:p text:style-name="P5"><text:span text:style-name="Strong_20_Emphasis"><text:span text:style-name="T2">du /home/user/Documents</text:span></text:span></text:p>
      <text:p text:style-name="P5"><text:span text:style-name="T1">Adding a flag to the </text:span><text:span text:style-name="Strong_20_Emphasis"><text:span text:style-name="T2">du </text:span></text:span><text:span text:style-name="T1">command will modify the operation, such as:</text:span></text:p>
      <text:list xml:id="list3684207000" text:style-name="L10">
        <text:list-item>
          <text:p text:style-name="P15"><text:span text:style-name="Strong_20_Emphasis"><text:span text:style-name="T2">-s </text:span></text:span><text:span text:style-name="T1">offers the total size of a specified folder.</text:span></text:p>
        </text:list-item>
        <text:list-item>
          <text:p text:style-name="P15"><text:span text:style-name="Strong_20_Emphasis"><text:span text:style-name="T2">-m </text:span></text:span><text:span text:style-name="T1">provides folder and file information in </text:span><text:span text:style-name="Strong_20_Emphasis"><text:span text:style-name="T2">MB</text:span></text:span></text:p>
        </text:list-item>
        <text:list-item>
          <text:p text:style-name="P15"><text:span text:style-name="Strong_20_Emphasis"><text:span text:style-name="T2">k</text:span></text:span><text:span text:style-name="T1"> displays information in </text:span><text:span text:style-name="Strong_20_Emphasis"><text:span text:style-name="T2">KB</text:span></text:span><text:span text:style-name="T1">.</text:span></text:p>
        </text:list-item>
        <text:list-item>
          <text:p text:style-name="P15"><text:span text:style-name="Strong_20_Emphasis"><text:span text:style-name="T2">-h </text:span></text:span><text:span text:style-name="T1">informs the last modification date of the displayed folders and files.</text:span></text:p>
        </text:list-item>
      </text:list>
      <text:h text:style-name="P2" text:outline-level="3"><text:bookmark text:name="h-17-head-command"/>17. head command</text:h>
      <text:p text:style-name="P5"><text:span text:style-name="T1">The</text:span><text:span text:style-name="Strong_20_Emphasis"><text:span text:style-name="T1"> </text:span></text:span><text:span text:style-name="Strong_20_Emphasis"><text:span text:style-name="T2">head</text:span></text:span><text:span text:style-name="T1"> command allows you to view the first ten lines of a text. Adding an option lets you change the number of lines shown. The </text:span><text:span text:style-name="Strong_20_Emphasis"><text:span text:style-name="T2">head</text:span></text:span><text:span text:style-name="T1"> command</text:span><text:span text:style-name="Strong_20_Emphasis"><text:span text:style-name="T1"> </text:span></text:span><text:span text:style-name="T1">is also used to output piped data to the CLI.</text:span></text:p>
      <text:p text:style-name="P35">Here’s the general syntax:</text:p>
      <text:p text:style-name="P5"><text:soft-page-break/><text:span text:style-name="Strong_20_Emphasis"><text:span text:style-name="T2">head [option] [file]</text:span></text:span></text:p>
      <text:p text:style-name="P5"><text:span text:style-name="T1">For instance, you want to view the first ten lines of </text:span><text:span text:style-name="Strong_20_Emphasis"><text:span text:style-name="T2">note.txt</text:span></text:span><text:span text:style-name="T1">, located in the current directory:</text:span></text:p>
      <text:p text:style-name="P5"><text:span text:style-name="Strong_20_Emphasis"><text:span text:style-name="T2">head note.txt</text:span></text:span></text:p>
      <text:p text:style-name="P35">Below are some options you can add:</text:p>
      <text:list xml:id="list1973193599" text:style-name="L11">
        <text:list-item>
          <text:p text:style-name="P16"><text:span text:style-name="Strong_20_Emphasis"><text:span text:style-name="T2">-n</text:span></text:span><text:span text:style-name="T1"> or </text:span><text:span text:style-name="Strong_20_Emphasis"><text:span text:style-name="T1">–</text:span></text:span><text:span text:style-name="Strong_20_Emphasis"><text:span text:style-name="T2">lines</text:span></text:span><text:span text:style-name="T1"> prints the first customized number of lines. For example, enter </text:span><text:span text:style-name="Strong_20_Emphasis"><text:span text:style-name="T2">head -n 5 filename.txt</text:span></text:span><text:span text:style-name="T1"> to show the first five lines of </text:span><text:span text:style-name="Strong_20_Emphasis"><text:span text:style-name="T2">filename.txt</text:span></text:span><text:span text:style-name="T1">.</text:span></text:p>
        </text:list-item>
        <text:list-item>
          <text:p text:style-name="P16"><text:span text:style-name="Strong_20_Emphasis"><text:span text:style-name="T2">-c</text:span></text:span><text:span text:style-name="T1"> or </text:span><text:span text:style-name="Strong_20_Emphasis"><text:span text:style-name="T1">–</text:span></text:span><text:span text:style-name="Strong_20_Emphasis"><text:span text:style-name="T2">bytes</text:span></text:span><text:span text:style-name="T1"> prints the first customized number of bytes of each file.</text:span></text:p>
        </text:list-item>
        <text:list-item>
          <text:p text:style-name="P16"><text:span text:style-name="Strong_20_Emphasis"><text:span text:style-name="T2">-q</text:span></text:span><text:span text:style-name="T1"> or </text:span><text:span text:style-name="Strong_20_Emphasis"><text:span text:style-name="T1">–</text:span></text:span><text:span text:style-name="Strong_20_Emphasis"><text:span text:style-name="T2">quiet</text:span></text:span><text:span text:style-name="T1"> will not print headers specifying the file name.</text:span></text:p>
        </text:list-item>
      </text:list>
      <text:h text:style-name="P2" text:outline-level="3"><text:bookmark text:name="h-18-tail-command"/>18. tail command</text:h>
      <text:p text:style-name="P5"><text:span text:style-name="T1">The </text:span><text:a xlink:type="simple" xlink:href="https://www.hostinger.com/tutorials/how-to-use-tail-command/" text:style-name="Internet_20_link" text:visited-style-name="Visited_20_Internet_20_Link"><text:span text:style-name="T3">tail command</text:span></text:a><text:span text:style-name="T1"> displays the last ten lines of a file. It allows users to check whether a file has new data or to read error messages.</text:span></text:p>
      <text:p text:style-name="P35">Here’s the general format:</text:p>
      <text:p text:style-name="P5"><text:span text:style-name="Strong_20_Emphasis"><text:span text:style-name="T2">tail [option] [file]</text:span></text:span></text:p>
      <text:p text:style-name="P5"><text:span text:style-name="T1">For example, you want to show the last ten lines of the </text:span><text:span text:style-name="Strong_20_Emphasis"><text:span text:style-name="T2">colors.txt</text:span></text:span><text:span text:style-name="T1"> file:</text:span></text:p>
      <text:p text:style-name="P5"><text:span text:style-name="Strong_20_Emphasis"><text:span text:style-name="T2">tail -n colors.txt</text:span></text:span></text:p>
      <text:h text:style-name="P2" text:outline-level="3"><text:bookmark text:name="h-19-diff-command"/>19. diff command</text:h>
      <text:p text:style-name="P5"><text:span text:style-name="T1">Short for difference, the </text:span><text:span text:style-name="Strong_20_Emphasis"><text:span text:style-name="T2">diff</text:span></text:span><text:span text:style-name="T1"> command compares two contents of a file line by line. After analyzing them, it will display the parts that do not match.</text:span></text:p>
      <text:p text:style-name="P5"><text:soft-page-break/><text:span text:style-name="T1">Programmers often use the </text:span><text:span text:style-name="Strong_20_Emphasis"><text:span text:style-name="T2">diff </text:span></text:span><text:span text:style-name="T1">command to alter a program instead of rewriting the entire source code.</text:span></text:p>
      <text:p text:style-name="P35">Here’s the general format:</text:p>
      <text:p text:style-name="P5"><text:span text:style-name="Strong_20_Emphasis"><text:span text:style-name="T2">diff [option] file1 file2</text:span></text:span></text:p>
      <text:p text:style-name="P5"><text:span text:style-name="T1">For example, you want to compare two text files – </text:span><text:span text:style-name="Strong_20_Emphasis"><text:span text:style-name="T2">note.txt</text:span></text:span><text:span text:style-name="T1"> and </text:span><text:span text:style-name="Strong_20_Emphasis"><text:span text:style-name="T2">note_update.txt</text:span></text:span><text:span text:style-name="T1">:</text:span></text:p>
      <text:p text:style-name="P5"><text:span text:style-name="Strong_20_Emphasis"><text:span text:style-name="T2">diff note.txt note_update.txt</text:span></text:span></text:p>
      <text:p text:style-name="P35">Here are some acceptable options to add:</text:p>
      <text:list xml:id="list490037088" text:style-name="L12">
        <text:list-item>
          <text:p text:style-name="P17"><text:span text:style-name="Strong_20_Emphasis"><text:span text:style-name="T2">-c</text:span></text:span><text:span text:style-name="T1"> displays the difference between two files in a context form.</text:span></text:p>
        </text:list-item>
        <text:list-item>
          <text:p text:style-name="P17"><text:span text:style-name="Strong_20_Emphasis"><text:span text:style-name="T2">-u</text:span></text:span><text:span text:style-name="T1"> displays the output without redundant information.</text:span></text:p>
        </text:list-item>
        <text:list-item>
          <text:p text:style-name="P17"><text:span text:style-name="Strong_20_Emphasis"><text:span text:style-name="T2">-i</text:span></text:span><text:span text:style-name="T1"> makes the </text:span><text:span text:style-name="Strong_20_Emphasis"><text:span text:style-name="T2">diff </text:span></text:span><text:span text:style-name="T1">command case insensitive.</text:span></text:p>
        </text:list-item>
      </text:list>
      <text:h text:style-name="P2" text:outline-level="3"><text:bookmark text:name="h-20-tar-command"/>20. tar command</text:h>
      <text:p text:style-name="P5"><text:span text:style-name="T1">The </text:span><text:a xlink:type="simple" xlink:href="https://www.hostinger.com/tutorials/linux-tar-command-with-examples/" text:style-name="Internet_20_link" text:visited-style-name="Visited_20_Internet_20_Link"><text:span text:style-name="T3">tar command</text:span></text:a><text:span text:style-name="T1"> archives multiple files into a </text:span><text:span text:style-name="Strong_20_Emphasis"><text:span text:style-name="T2">TAR </text:span></text:span><text:span text:style-name="T1">file</text:span><text:span text:style-name="Strong_20_Emphasis"><text:span text:style-name="T1"> </text:span></text:span><text:span text:style-name="T1">– a common Linux format similar to </text:span><text:span text:style-name="Strong_20_Emphasis"><text:span text:style-name="T2">ZIP</text:span></text:span><text:span text:style-name="T1">, with optional compression.</text:span></text:p>
      <text:p text:style-name="P35">Here’s the basic syntax:</text:p>
      <text:p text:style-name="P5"><text:span text:style-name="Strong_20_Emphasis"><text:span text:style-name="T2">tar [options] [archive_file] [file or directory to be archived]</text:span></text:span></text:p>
      <text:p text:style-name="P5"><text:span text:style-name="T1">For instance, you want to create a new </text:span><text:span text:style-name="Strong_20_Emphasis"><text:span text:style-name="T2">TAR </text:span></text:span><text:span text:style-name="T1">archive named </text:span><text:span text:style-name="Strong_20_Emphasis"><text:span text:style-name="T2">newarchive.tar</text:span></text:span><text:span text:style-name="T1"> in the </text:span><text:span text:style-name="Strong_20_Emphasis"><text:span text:style-name="T2">/home/user/Documents </text:span></text:span><text:span text:style-name="T1">directory:</text:span></text:p>
      <text:p text:style-name="P5"><text:span text:style-name="Strong_20_Emphasis"><text:span text:style-name="T2">tar -cvf newarchive.tar /home/user/Documents</text:span></text:span></text:p>
      <text:p text:style-name="P5"><text:span text:style-name="T1">The </text:span><text:span text:style-name="Strong_20_Emphasis"><text:span text:style-name="T2">tar </text:span></text:span><text:span text:style-name="T1">command accepts many options, such as:</text:span></text:p>
      <text:list xml:id="list1939242806" text:style-name="L13">
        <text:list-item>
          <text:p text:style-name="P18"><text:span text:style-name="Strong_20_Emphasis"><text:span text:style-name="T2">-x</text:span></text:span><text:span text:style-name="T1"> extracts a file.</text:span></text:p>
        </text:list-item>
        <text:list-item>
          <text:p text:style-name="P18"><text:span text:style-name="Strong_20_Emphasis"><text:span text:style-name="T2">-t</text:span></text:span><text:span text:style-name="T1"> lists the content of a file.</text:span></text:p>
        </text:list-item>
        <text:list-item>
          <text:p text:style-name="P18"><text:span text:style-name="Strong_20_Emphasis"><text:span text:style-name="T2">-u</text:span></text:span><text:span text:style-name="T1"> archives and adds to an existing archive file.</text:span></text:p>
        </text:list-item>
      </text:list>
      <text:p text:style-name="P5"><text:soft-page-break/><text:span text:style-name="T1">Check out the more </text:span><text:a xlink:type="simple" xlink:href="https://www.linuxtechi.com/17-tar-command-examples-in-linux/" office:target-frame-name="_blank" xlink:show="new" text:style-name="Internet_20_link" text:visited-style-name="Visited_20_Internet_20_Link"><text:span text:style-name="T3">practical examples</text:span></text:a><text:span text:style-name="T1"> to know more about the other functions.</text:span></text:p>
      <text:h text:style-name="P2" text:outline-level="3"><text:bookmark text:name="h-21-chmod-command"/>21. chmod command</text:h>
      <text:p text:style-name="P5"><text:a xlink:type="simple" xlink:href="https://www.hostinger.com/tutorials/vps/change-linux-permissions-and-owners" text:style-name="Internet_20_link" text:visited-style-name="Visited_20_Internet_20_Link"><text:span text:style-name="T3">chmod</text:span></text:a><text:span text:style-name="T1"> is a common command that modifies a file or directory’s read, write, and execute permissions. In Linux, each file is associated with three user classes – </text:span><text:span text:style-name="Strong_20_Emphasis"><text:span text:style-name="T2">owner</text:span></text:span><text:span text:style-name="T1">, </text:span><text:span text:style-name="Strong_20_Emphasis"><text:span text:style-name="T2">group member</text:span></text:span><text:span text:style-name="T1">, and </text:span><text:span text:style-name="Strong_20_Emphasis"><text:span text:style-name="T2">others</text:span></text:span><text:span text:style-name="T1">.</text:span></text:p>
      <text:p text:style-name="P35">Here’s the basic syntax:</text:p>
      <text:p text:style-name="P5"><text:span text:style-name="Strong_20_Emphasis"><text:span text:style-name="T2">chmod [option] [permission] [file_name]</text:span></text:span></text:p>
      <text:p text:style-name="P5"><text:span text:style-name="T1">For example, the owner is currently the only one with full permissions to change </text:span><text:span text:style-name="Strong_20_Emphasis"><text:span text:style-name="T2">note.txt</text:span></text:span><text:span text:style-name="T1">. To allow group members and others to read, write, and execute the file, change it to the </text:span><text:span text:style-name="Strong_20_Emphasis"><text:span text:style-name="T2">-rwxrwxrwx</text:span></text:span><text:span text:style-name="T1"> permission type, whose numeric value is </text:span><text:span text:style-name="Strong_20_Emphasis"><text:span text:style-name="T2">777</text:span></text:span><text:span text:style-name="T1">:</text:span></text:p>
      <text:p text:style-name="P5"><text:span text:style-name="Strong_20_Emphasis"><text:span text:style-name="T2">chmod 777 note.txt</text:span></text:span></text:p>
      <text:p text:style-name="P35">This command supports many options, including:</text:p>
      <text:list xml:id="list3885024526" text:style-name="L14">
        <text:list-item>
          <text:p text:style-name="P19"><text:span text:style-name="Strong_20_Emphasis"><text:span text:style-name="T2">-c</text:span></text:span><text:span text:style-name="T1"> or </text:span><text:span text:style-name="Strong_20_Emphasis"><text:span text:style-name="T1">–</text:span></text:span><text:span text:style-name="Strong_20_Emphasis"><text:span text:style-name="T2">changes</text:span></text:span><text:span text:style-name="T1"> displays information when a change is made.</text:span></text:p>
        </text:list-item>
        <text:list-item>
          <text:p text:style-name="P19"><text:span text:style-name="Strong_20_Emphasis"><text:span text:style-name="T2">-f</text:span></text:span><text:span text:style-name="T1"> or</text:span><text:span text:style-name="Strong_20_Emphasis"><text:span text:style-name="T1"> –</text:span></text:span><text:span text:style-name="Strong_20_Emphasis"><text:span text:style-name="T2">silent</text:span></text:span><text:span text:style-name="T1"> suppresses the error messages.</text:span></text:p>
        </text:list-item>
        <text:list-item>
          <text:p text:style-name="P19"><text:span text:style-name="Strong_20_Emphasis"><text:span text:style-name="T2">-v</text:span></text:span><text:span text:style-name="T1"> or </text:span><text:span text:style-name="Strong_20_Emphasis"><text:span text:style-name="T1">–</text:span></text:span><text:span text:style-name="Strong_20_Emphasis"><text:span text:style-name="T2">verbose</text:span></text:span><text:span text:style-name="T1"> displays a diagnostic for each processed file.</text:span></text:p>
        </text:list-item>
      </text:list>
      <text:h text:style-name="P2" text:outline-level="3"><text:bookmark text:name="h-22-chown-command"/>22. chown command</text:h>
      <text:p text:style-name="P5"><text:span text:style-name="T1">The </text:span><text:a xlink:type="simple" xlink:href="https://www.hostinger.com/tutorials/linux-chown-command/" text:style-name="Internet_20_link" text:visited-style-name="Visited_20_Internet_20_Link"><text:span text:style-name="T3">chown command</text:span></text:a><text:span text:style-name="T1"> lets you change the ownership of a file, directory, or symbolic link to a specified username.</text:span></text:p>
      <text:p text:style-name="P35">Here’s the basic format:</text:p>
      <text:p text:style-name="P5"><text:span text:style-name="Strong_20_Emphasis"><text:span text:style-name="T2">chown [option] owner[:group] file(s)</text:span></text:span></text:p>
      <text:p text:style-name="P5"><text:soft-page-break/><text:span text:style-name="T1">For example, you want to make </text:span><text:span text:style-name="Strong_20_Emphasis"><text:span text:style-name="T2">linuxuser2 </text:span></text:span><text:span text:style-name="T1">the owner of </text:span><text:span text:style-name="Strong_20_Emphasis"><text:span text:style-name="T2">filename.txt</text:span></text:span><text:span text:style-name="T1">:</text:span></text:p>
      <text:p text:style-name="P5"><text:span text:style-name="Strong_20_Emphasis"><text:span text:style-name="T2">chown linuxuser2 filename.txt</text:span></text:span></text:p>
      <text:h text:style-name="P2" text:outline-level="3"><text:bookmark text:name="h-23-jobs-command"/>23. jobs command</text:h>
      <text:p text:style-name="P5"><text:span text:style-name="T1">A job is a process that the shell starts. The </text:span><text:span text:style-name="Strong_20_Emphasis"><text:span text:style-name="T2">jobs</text:span></text:span><text:span text:style-name="T1"> command will display all the running processes along with their statuses. Remember that this command is only available in </text:span><text:span text:style-name="Strong_20_Emphasis"><text:span text:style-name="T2">csh</text:span></text:span><text:span text:style-name="T1">, </text:span><text:span text:style-name="Strong_20_Emphasis"><text:span text:style-name="T2">bash</text:span></text:span><text:span text:style-name="T1">, </text:span><text:span text:style-name="Strong_20_Emphasis"><text:span text:style-name="T2">tcsh</text:span></text:span><text:span text:style-name="T1">, and </text:span><text:span text:style-name="Strong_20_Emphasis"><text:span text:style-name="T2">ksh </text:span></text:span><text:span text:style-name="T1">shells.</text:span></text:p>
      <text:p text:style-name="P35">This is the basic syntax:</text:p>
      <text:p text:style-name="P5"><text:span text:style-name="Strong_20_Emphasis"><text:span text:style-name="T2">jobs [options] jobID</text:span></text:span></text:p>
      <text:p text:style-name="P5"><text:span text:style-name="T1">To check the status of jobs in the current shell, simply enter </text:span><text:span text:style-name="Strong_20_Emphasis"><text:span text:style-name="T2">jobs </text:span></text:span><text:span text:style-name="T1">to the CLI.</text:span></text:p>
      <text:p text:style-name="P35">Here are some options you can use:</text:p>
      <text:list xml:id="list601479019" text:style-name="L15">
        <text:list-item>
          <text:p text:style-name="P20"><text:span text:style-name="Strong_20_Emphasis"><text:span text:style-name="T2">-l</text:span></text:span><text:span text:style-name="T1"> lists process IDs along with their information.</text:span></text:p>
        </text:list-item>
        <text:list-item>
          <text:p text:style-name="P20"><text:span text:style-name="Strong_20_Emphasis"><text:span text:style-name="T2">-n </text:span></text:span><text:span text:style-name="T1">lists jobs whose statuses have changed since the last notification.</text:span></text:p>
        </text:list-item>
        <text:list-item>
          <text:p text:style-name="P20"><text:span text:style-name="Strong_20_Emphasis"><text:span text:style-name="T2">-p</text:span></text:span><text:span text:style-name="T1"> lists process IDs only.</text:span></text:p>
        </text:list-item>
      </text:list>
      <text:h text:style-name="P2" text:outline-level="3"><text:bookmark text:name="h-24-kill-command"/>24. kill command</text:h>
      <text:p text:style-name="P5"><text:span text:style-name="T1">Use the </text:span><text:a xlink:type="simple" xlink:href="https://www.hostinger.com/tutorials/how-to-kill-a-process-in-linux/" text:style-name="Internet_20_link" text:visited-style-name="Visited_20_Internet_20_Link"><text:span text:style-name="T3">kill command</text:span></text:a><text:span text:style-name="T1"> to terminate an unresponsive program manually. It will signal misbehaving applications and instruct them to close their processes.</text:span></text:p>
      <text:p text:style-name="P35">To kill a program, you must know its process identification number (PID). If you don’t know the PID, run the following command:</text:p>
      <text:p text:style-name="P5"><text:span text:style-name="Strong_20_Emphasis"><text:span text:style-name="T2">ps ux</text:span></text:span></text:p>
      <text:p text:style-name="P35"><text:soft-page-break/>After knowing what signal to use and the program’s PID, enter the following syntax:</text:p>
      <text:p text:style-name="P5"><text:span text:style-name="Strong_20_Emphasis"><text:span text:style-name="T2">kill [signal_option] pid</text:span></text:span></text:p>
      <text:p text:style-name="P5"><text:span text:style-name="T1">There are </text:span><text:a xlink:type="simple" xlink:href="https://linoxide.com/linux-how-to/linux-signals-part-1/" office:target-frame-name="_blank" xlink:show="new" text:style-name="Internet_20_link" text:visited-style-name="Visited_20_Internet_20_Link"><text:span text:style-name="T3">64 signals</text:span></text:a><text:span text:style-name="T1"> that you can use, but these two are among the most commonly used:</text:span></text:p>
      <text:list xml:id="list1180222705" text:style-name="L16">
        <text:list-item>
          <text:p text:style-name="P21"><text:span text:style-name="Strong_20_Emphasis"><text:span text:style-name="T2">SIGTERM </text:span></text:span><text:span text:style-name="T1">requests a program to stop running and gives it some time to save all of its progress. The system will use this by default if you don’t specify the signal when entering the kill command.</text:span></text:p>
        </text:list-item>
        <text:list-item>
          <text:p text:style-name="P21"><text:span text:style-name="Strong_20_Emphasis"><text:span text:style-name="T2">SIGKILL </text:span></text:span><text:span text:style-name="T1">forces programs to stop, and you will lose unsaved progress.</text:span></text:p>
        </text:list-item>
      </text:list>
      <text:p text:style-name="P5"><text:span text:style-name="T1">For example, the program’s PID is </text:span><text:span text:style-name="Strong_20_Emphasis"><text:span text:style-name="T2">63773</text:span></text:span><text:span text:style-name="T1">,</text:span><text:span text:style-name="Strong_20_Emphasis"><text:span text:style-name="T1"> </text:span></text:span><text:span text:style-name="T1">and you want to force it to stop:</text:span></text:p>
      <text:p text:style-name="P5"><text:span text:style-name="Strong_20_Emphasis"><text:span text:style-name="T2">kill SIGKILL 63773</text:span></text:span></text:p>
      <text:h text:style-name="P2" text:outline-level="3"><text:bookmark text:name="h-25-ping-command"/>25. ping command</text:h>
      <text:p text:style-name="P5"><text:span text:style-name="T1">The </text:span><text:a xlink:type="simple" xlink:href="https://www.hostinger.com/tutorials/ping-an-ip" text:style-name="Internet_20_link" text:visited-style-name="Visited_20_Internet_20_Link"><text:span text:style-name="Strong_20_Emphasis"><text:span text:style-name="T3">ping</text:span></text:span></text:a><text:a xlink:type="simple" xlink:href="https://www.hostinger.com/tutorials/ping-an-ip" text:style-name="Internet_20_link" text:visited-style-name="Visited_20_Internet_20_Link"><text:span text:style-name="T3"> command</text:span></text:a><text:span text:style-name="T1"> is one of the most used basic Linux commands for checking whether a network or a server is reachable. In addition, it is used to troubleshoot various connectivity issues.</text:span></text:p>
      <text:p text:style-name="P35">Here’s the general format:</text:p>
      <text:p text:style-name="P5"><text:span text:style-name="Strong_20_Emphasis"><text:span text:style-name="T2">ping [option] [hostname_or_IP_address]</text:span></text:span></text:p>
      <text:p text:style-name="P5"><text:span text:style-name="T1">For example, you want to know whether you can connect to </text:span><text:span text:style-name="Strong_20_Emphasis"><text:span text:style-name="T2">Google</text:span></text:span><text:span text:style-name="T1"> and measure its response time:</text:span></text:p>
      <text:p text:style-name="P5"><text:span text:style-name="Strong_20_Emphasis"><text:span text:style-name="T2">ping google.com</text:span></text:span></text:p>
      <text:h text:style-name="P2" text:outline-level="3"><text:bookmark text:name="h-26-wget-command"/><text:soft-page-break/>26. wget command</text:h>
      <text:p text:style-name="P5"><text:span text:style-name="T1">The Linux command line lets you download files from the internet using the </text:span><text:a xlink:type="simple" xlink:href="https://www.hostinger.com/tutorials/wget-command-examples/" text:style-name="Internet_20_link" text:visited-style-name="Visited_20_Internet_20_Link"><text:span text:style-name="T3">wget command</text:span></text:a><text:span text:style-name="T1">. It works in the background without hindering other running processes.</text:span></text:p>
      <text:p text:style-name="P5"><text:span text:style-name="T1">The </text:span><text:span text:style-name="Strong_20_Emphasis"><text:span text:style-name="T2">wget </text:span></text:span><text:span text:style-name="T1">command retrieves files using HTTP, HTTPS, and FTP protocols. It can perform recursive downloads, which transfer website parts by following directory structures and links, creating local versions of the web pages.</text:span></text:p>
      <text:p text:style-name="P35">To use it, enter the following command:</text:p>
      <text:p text:style-name="P5"><text:span text:style-name="Strong_20_Emphasis"><text:span text:style-name="T2">wget [option] [url]</text:span></text:span></text:p>
      <text:p text:style-name="P35">For example, enter the following command to download the latest version of WordPress:</text:p>
      <text:p text:style-name="P5"><text:span text:style-name="Strong_20_Emphasis"><text:span text:style-name="T2">wget https://wordpress.org/latest.zip</text:span></text:span></text:p>
      <text:h text:style-name="P2" text:outline-level="3"><text:bookmark text:name="h-27-uname-command"/>27. uname command</text:h>
      <text:p text:style-name="P5"><text:span text:style-name="T1">The </text:span><text:span text:style-name="Strong_20_Emphasis"><text:span text:style-name="T2">uname</text:span></text:span><text:span text:style-name="T1"> or unix name command will print detailed information about your Linux system and hardware. This includes the machine name, operating system, and kernel. To run this command, simply enter </text:span><text:span text:style-name="Strong_20_Emphasis"><text:span text:style-name="T2">uname </text:span></text:span><text:span text:style-name="T1">into your CLI.</text:span></text:p>
      <text:p text:style-name="P35">Here’s the basic syntax:</text:p>
      <text:p text:style-name="P5"><text:span text:style-name="Strong_20_Emphasis"><text:span text:style-name="T2">uname [option]</text:span></text:span></text:p>
      <text:p text:style-name="P35">These are the acceptable options to use:</text:p>
      <text:list xml:id="list1757130752" text:style-name="L17">
        <text:list-item>
          <text:p text:style-name="P22"><text:span text:style-name="Strong_20_Emphasis"><text:span text:style-name="T2">-a</text:span></text:span><text:span text:style-name="T1"> prints all the system information.</text:span></text:p>
        </text:list-item>
        <text:list-item>
          <text:p text:style-name="P22"><text:span text:style-name="Strong_20_Emphasis"><text:span text:style-name="T2">-s</text:span></text:span><text:span text:style-name="T1"> prints the kernel name.</text:span></text:p>
        </text:list-item>
        <text:list-item>
          <text:p text:style-name="P22"><text:span text:style-name="Strong_20_Emphasis"><text:span text:style-name="T2">-n</text:span></text:span><text:span text:style-name="T1"> prints the system’s node hostname.</text:span></text:p>
        </text:list-item>
      </text:list>
      <text:h text:style-name="P2" text:outline-level="3"><text:bookmark text:name="h-28-top-command"/><text:soft-page-break/>28. top command</text:h>
      <text:p text:style-name="P5"><text:span text:style-name="T1">The </text:span><text:a xlink:type="simple" xlink:href="https://www.hostinger.com/tutorials/vps/how-to-manage-processes-in-linux-using-command-line" text:style-name="Internet_20_link" text:visited-style-name="Visited_20_Internet_20_Link"><text:span text:style-name="Strong_20_Emphasis"><text:span text:style-name="T3">top</text:span></text:span></text:a><text:a xlink:type="simple" xlink:href="https://www.hostinger.com/tutorials/vps/how-to-manage-processes-in-linux-using-command-line" text:style-name="Internet_20_link" text:visited-style-name="Visited_20_Internet_20_Link"><text:span text:style-name="T3"> command</text:span></text:a><text:span text:style-name="T1"> in Linux Terminal will display all the running processes and a dynamic real-time view of the current system. It sums up the resource utilization, from CPU to memory usage.</text:span></text:p>
      <text:p text:style-name="P5"><text:span text:style-name="T1">The </text:span><text:span text:style-name="Strong_20_Emphasis"><text:span text:style-name="T2">top </text:span></text:span><text:span text:style-name="T1">command can also help you identify and terminate a process that may use too many system resources.</text:span></text:p>
      <text:p text:style-name="P5"><text:span text:style-name="T1">To run the command, simply enter </text:span><text:span text:style-name="Strong_20_Emphasis"><text:span text:style-name="T2">top </text:span></text:span><text:span text:style-name="T1">into the CLI.</text:span></text:p>
      <text:h text:style-name="P2" text:outline-level="3"><text:bookmark text:name="h-29-history-command"/>29. history command</text:h>
      <text:p text:style-name="P5"><text:span text:style-name="T1">With </text:span><text:span text:style-name="Strong_20_Emphasis"><text:span text:style-name="T2">history</text:span></text:span><text:span text:style-name="T1">, the system will list up to 500 previously executed commands, allowing you to reuse them without re-entering. Keep in mind that only users with </text:span><text:span text:style-name="Strong_20_Emphasis"><text:span text:style-name="T2">sudo </text:span></text:span><text:span text:style-name="T1">privileges can execute this command. How this utility runs also depends on which Linux shell you use.</text:span></text:p>
      <text:p text:style-name="P35">To run it, enter the command below:</text:p>
      <text:p text:style-name="P5"><text:span text:style-name="Strong_20_Emphasis"><text:span text:style-name="T2">history [option]</text:span></text:span></text:p>
      <text:p text:style-name="P35">This command supports many options, such as:</text:p>
      <text:list xml:id="list2729452233" text:style-name="L18">
        <text:list-item>
          <text:p text:style-name="P23"><text:span text:style-name="Strong_20_Emphasis"><text:span text:style-name="T2">-c</text:span></text:span><text:span text:style-name="T1"> clears the complete history list.</text:span></text:p>
        </text:list-item>
        <text:list-item>
          <text:p text:style-name="P23"><text:span text:style-name="Strong_20_Emphasis"><text:span text:style-name="T2">-d</text:span></text:span><text:span text:style-name="T1"> </text:span><text:span text:style-name="Strong_20_Emphasis"><text:span text:style-name="T2">offset </text:span></text:span><text:span text:style-name="T1">deletes the history entry at the </text:span><text:span text:style-name="Strong_20_Emphasis"><text:span text:style-name="T2">OFFSET </text:span></text:span><text:span text:style-name="T1">position.</text:span></text:p>
        </text:list-item>
        <text:list-item>
          <text:p text:style-name="P23"><text:span text:style-name="Strong_20_Emphasis"><text:span text:style-name="T2">-a</text:span></text:span><text:span text:style-name="T1"> appends history lines.</text:span></text:p>
        </text:list-item>
      </text:list>
      <text:h text:style-name="P2" text:outline-level="3"><text:bookmark text:name="h-30-man-command"/>30. man command</text:h>
      <text:p text:style-name="P5"><text:span text:style-name="T1">The </text:span><text:span text:style-name="Strong_20_Emphasis"><text:span text:style-name="T2">man </text:span></text:span><text:span text:style-name="T1">command provides a user manual of any commands or utilities you can run in Terminal, including the name, description, and options.</text:span></text:p>
      <text:p text:style-name="P35">It consists of nine sections:</text:p>
      <text:list xml:id="list1620117373" text:style-name="L19">
        <text:list-item>
          <text:p text:style-name="P36">Executable programs or shell commands</text:p>
        </text:list-item>
        <text:list-item>
          <text:p text:style-name="P36"><text:soft-page-break/>System calls</text:p>
        </text:list-item>
        <text:list-item>
          <text:p text:style-name="P36">Library calls</text:p>
        </text:list-item>
        <text:list-item>
          <text:p text:style-name="P36">Games</text:p>
        </text:list-item>
        <text:list-item>
          <text:p text:style-name="P36">Special files</text:p>
        </text:list-item>
        <text:list-item>
          <text:p text:style-name="P36">File formats and conventions</text:p>
        </text:list-item>
        <text:list-item>
          <text:p text:style-name="P36">System administration commands</text:p>
        </text:list-item>
        <text:list-item>
          <text:p text:style-name="P36">Kernel routines</text:p>
        </text:list-item>
        <text:list-item>
          <text:p text:style-name="P36">Miscellaneous</text:p>
        </text:list-item>
      </text:list>
      <text:p text:style-name="P35">To display the complete manual, enter:</text:p>
      <text:p text:style-name="P5"><text:span text:style-name="Strong_20_Emphasis"><text:span text:style-name="T2">man [command_name]</text:span></text:span></text:p>
      <text:p text:style-name="P5"><text:span text:style-name="T1">For example, you want to access the manual for the </text:span><text:span text:style-name="Strong_20_Emphasis"><text:span text:style-name="T2">ls </text:span></text:span><text:span text:style-name="T1">command:</text:span></text:p>
      <text:p text:style-name="P5"><text:span text:style-name="Strong_20_Emphasis"><text:span text:style-name="T2">man ls</text:span></text:span></text:p>
      <text:p text:style-name="P35">Enter this command if you want to specify the displayed section:</text:p>
      <text:p text:style-name="P5"><text:span text:style-name="Strong_20_Emphasis"><text:span text:style-name="T2">man [option] [section_number] [command_name]</text:span></text:span></text:p>
      <text:p text:style-name="P5"><text:span text:style-name="T1">For instance, you want to see section 2 of the </text:span><text:span text:style-name="Strong_20_Emphasis"><text:span text:style-name="T2">ls </text:span></text:span><text:span text:style-name="T1">command manual:</text:span></text:p>
      <text:p text:style-name="P5"><text:span text:style-name="Strong_20_Emphasis"><text:span text:style-name="T2">man 2 ls</text:span></text:span></text:p>
      <text:h text:style-name="P2" text:outline-level="3"><text:bookmark text:name="h-31-echo-command"/>31. echo command</text:h>
      <text:p text:style-name="P5"><text:span text:style-name="T1">The </text:span><text:span text:style-name="Strong_20_Emphasis"><text:span text:style-name="T2">echo </text:span></text:span><text:span text:style-name="T1">command is a built-in utility that displays a line of text or string using the standard output. Here’s the basic syntax:</text:span></text:p>
      <text:p text:style-name="P5"><text:span text:style-name="Strong_20_Emphasis"><text:span text:style-name="T2">echo [option] [string]</text:span></text:span></text:p>
      <text:p text:style-name="P5"><text:span text:style-name="T1">For example, you can display the text </text:span><text:span text:style-name="Strong_20_Emphasis"><text:span text:style-name="T2">Hostinger Tutorials </text:span></text:span><text:span text:style-name="T1">by entering:</text:span></text:p>
      <text:p text:style-name="P5"><text:soft-page-break/><text:span text:style-name="Strong_20_Emphasis"><text:span text:style-name="T2">echo “Hostinger Tutorials”</text:span></text:span></text:p>
      <text:p text:style-name="P35">This command supports many options, such as:</text:p>
      <text:list xml:id="list2739518658" text:style-name="L20">
        <text:list-item>
          <text:p text:style-name="P24"><text:span text:style-name="Strong_20_Emphasis"><text:span text:style-name="T2">-n</text:span></text:span><text:span text:style-name="T1"> displays the output without the trailing newline.</text:span></text:p>
        </text:list-item>
        <text:list-item>
          <text:p text:style-name="P24"><text:span text:style-name="Strong_20_Emphasis"><text:span text:style-name="T2">-e </text:span></text:span><text:span text:style-name="T1">enables the interpretation of the following backslash escapes:</text:span></text:p>
        </text:list-item>
      </text:list>
      <text:list xml:id="list2161153427" text:style-name="L21">
        <text:list-item>
          <text:p text:style-name="P25"><text:span text:style-name="Strong_20_Emphasis"><text:span text:style-name="T2">\a</text:span></text:span><text:span text:style-name="T1"> plays sound alert.</text:span></text:p>
        </text:list-item>
        <text:list-item>
          <text:p text:style-name="P25"><text:span text:style-name="Strong_20_Emphasis"><text:span text:style-name="T2">\b </text:span></text:span><text:span text:style-name="T1">removes spaces in between a text.</text:span></text:p>
        </text:list-item>
      </text:list>
      <text:list xml:id="list34783417" text:style-name="L22">
        <text:list-item>
          <text:p text:style-name="P26"><text:span text:style-name="Strong_20_Emphasis"><text:span text:style-name="T2">\c</text:span></text:span><text:span text:style-name="T1"> produces no further output.</text:span></text:p>
        </text:list-item>
        <text:list-item>
          <text:p text:style-name="P26"><text:span text:style-name="Strong_20_Emphasis"><text:span text:style-name="T2">-E</text:span></text:span><text:span text:style-name="T1"> displays the default option and disables the interpretation of backslash escapes.</text:span></text:p>
        </text:list-item>
      </text:list>
      <text:h text:style-name="P2" text:outline-level="3"><text:bookmark text:name="h-32-zip-unzip-commands"/>32. zip, unzip commands</text:h>
      <text:p text:style-name="P5"><text:span text:style-name="T1">Use the </text:span><text:span text:style-name="Strong_20_Emphasis"><text:span text:style-name="T2">zip</text:span></text:span><text:span text:style-name="T1"> command to compress your files into a </text:span><text:span text:style-name="Strong_20_Emphasis"><text:span text:style-name="T2">ZIP </text:span></text:span><text:span text:style-name="T1">file, a universal format commonly used on Linux. It can automatically choose the best compression ratio.</text:span></text:p>
      <text:p text:style-name="P5"><text:span text:style-name="T1">The </text:span><text:span text:style-name="Strong_20_Emphasis"><text:span text:style-name="T2">zip </text:span></text:span><text:span text:style-name="T1">command is also useful for archiving files and directories and reducing disk usage.</text:span></text:p>
      <text:p text:style-name="P35">To use it, enter the following syntax:</text:p>
      <text:p text:style-name="P5"><text:span text:style-name="Strong_20_Emphasis"><text:span text:style-name="T2">zip [options] zipfile file1 file2….</text:span></text:span></text:p>
      <text:p text:style-name="P5"><text:span text:style-name="T1">For example, you have a file named </text:span><text:span text:style-name="Strong_20_Emphasis"><text:span text:style-name="T2">note.txt </text:span></text:span><text:span text:style-name="T1">that you want to compress into </text:span><text:span text:style-name="Strong_20_Emphasis"><text:span text:style-name="T2">archive.zip </text:span></text:span><text:span text:style-name="T1">in the current directory:</text:span></text:p>
      <text:p text:style-name="P5"><text:span text:style-name="Strong_20_Emphasis"><text:span text:style-name="T2">zip archive.zip note.txt</text:span></text:span></text:p>
      <text:p text:style-name="P5"><text:span text:style-name="T1">On the other hand, the </text:span><text:a xlink:type="simple" xlink:href="https://www.hostinger.com/tutorials/how-to-unzip-files-linux/" text:style-name="Internet_20_link" text:visited-style-name="Visited_20_Internet_20_Link"><text:span text:style-name="Strong_20_Emphasis"><text:span text:style-name="T3">unzip</text:span></text:span></text:a><text:a xlink:type="simple" xlink:href="https://www.hostinger.com/tutorials/how-to-unzip-files-linux/" text:style-name="Internet_20_link" text:visited-style-name="Visited_20_Internet_20_Link"><text:span text:style-name="T3"> command</text:span></text:a><text:span text:style-name="T1"> extracts the zipped files from an archive. Here’s the general format:</text:span></text:p>
      <text:p text:style-name="P5"><text:span text:style-name="Strong_20_Emphasis"><text:span text:style-name="T2">unzip [option] file_name.zip</text:span></text:span></text:p>
      <text:p text:style-name="P5"><text:span text:style-name="T1">So, to unzip a file called </text:span><text:span text:style-name="Strong_20_Emphasis"><text:span text:style-name="T2">archive.zip </text:span></text:span><text:span text:style-name="T1">in the current directory, enter:</text:span></text:p>
      <text:p text:style-name="P5"><text:span text:style-name="Strong_20_Emphasis"><text:span text:style-name="T2">unzip archive.zip</text:span></text:span></text:p>
      <text:h text:style-name="P2" text:outline-level="3"><text:bookmark text:name="h-33-hostname-command"/><text:soft-page-break/>33. hostname command</text:h>
      <text:p text:style-name="P5"><text:span text:style-name="T1">Run the </text:span><text:span text:style-name="Strong_20_Emphasis"><text:span text:style-name="T2">hostname </text:span></text:span><text:span text:style-name="T1">command to know the system’s hostname. You can execute it with or without an option. Here’s the general syntax:</text:span></text:p>
      <text:p text:style-name="P5"><text:span text:style-name="Strong_20_Emphasis"><text:span text:style-name="T2">hostname [option]</text:span></text:span></text:p>
      <text:p text:style-name="P35">There are many optional flags to use, including:</text:p>
      <text:list xml:id="list2844870035" text:style-name="L23">
        <text:list-item>
          <text:p text:style-name="P27"><text:span text:style-name="Strong_20_Emphasis"><text:span text:style-name="T2">-a</text:span></text:span><text:span text:style-name="T1"> or </text:span><text:span text:style-name="Strong_20_Emphasis"><text:span text:style-name="T1">–</text:span></text:span><text:span text:style-name="Strong_20_Emphasis"><text:span text:style-name="T2">alias</text:span></text:span><text:span text:style-name="T1"> displays the hostname’s alias.</text:span></text:p>
        </text:list-item>
        <text:list-item>
          <text:p text:style-name="P27"><text:span text:style-name="Strong_20_Emphasis"><text:span text:style-name="T2">-A</text:span></text:span><text:span text:style-name="T1"> or </text:span><text:span text:style-name="Strong_20_Emphasis"><text:span text:style-name="T1">–</text:span></text:span><text:span text:style-name="Strong_20_Emphasis"><text:span text:style-name="T2">all-fqdns</text:span></text:span><text:span text:style-name="T1"> displays the machine’s Fully Qualified Domain Name (FQDN).</text:span></text:p>
        </text:list-item>
        <text:list-item>
          <text:p text:style-name="P27"><text:span text:style-name="Strong_20_Emphasis"><text:span text:style-name="T2">-i</text:span></text:span><text:span text:style-name="T1"> or </text:span><text:span text:style-name="Strong_20_Emphasis"><text:span text:style-name="T1">–</text:span></text:span><text:span text:style-name="Strong_20_Emphasis"><text:span text:style-name="T2">ip-address</text:span></text:span><text:span text:style-name="T1"> displays the machine’s IP address.</text:span></text:p>
        </text:list-item>
      </text:list>
      <text:p text:style-name="P35">For example, enter the following command to know your computer’s IP address:</text:p>
      <text:p text:style-name="P5"><text:span text:style-name="Strong_20_Emphasis"><text:span text:style-name="T2">hostname -i</text:span></text:span></text:p>
      <text:h text:style-name="P2" text:outline-level="3"><text:bookmark text:name="h-34-useradd-userdel-commands"/>34. useradd, userdel commands</text:h>
      <text:p text:style-name="P5"><text:span text:style-name="T1">Linux is a multi-user system, meaning more than one person can use it simultaneously. </text:span><text:span text:style-name="Strong_20_Emphasis"><text:span text:style-name="T2">useradd </text:span></text:span><text:span text:style-name="T1">is used to create a new account, while the </text:span><text:span text:style-name="Strong_20_Emphasis"><text:span text:style-name="T2">passwd </text:span></text:span><text:span text:style-name="T1">command allows you to add a password. Only those with root privileges or </text:span><text:span text:style-name="Strong_20_Emphasis"><text:span text:style-name="T2">sudo </text:span></text:span><text:span text:style-name="T1">can run the </text:span><text:span text:style-name="Strong_20_Emphasis"><text:span text:style-name="T2">useradd</text:span></text:span><text:span text:style-name="T1"> command.</text:span></text:p>
      <text:p text:style-name="P5"><text:span text:style-name="T1">When you use the </text:span><text:span text:style-name="Strong_20_Emphasis"><text:span text:style-name="T2">useradd </text:span></text:span><text:span text:style-name="T1">command, it performs some major changes:</text:span></text:p>
      <text:list xml:id="list2269127864" text:style-name="L24">
        <text:list-item>
          <text:p text:style-name="P28"><text:span text:style-name="T1">Edits the </text:span><text:span text:style-name="Strong_20_Emphasis"><text:span text:style-name="T2">/etc/passwd</text:span></text:span><text:span text:style-name="T1">, </text:span><text:span text:style-name="Strong_20_Emphasis"><text:span text:style-name="T2">/etc/shadow</text:span></text:span><text:span text:style-name="T1">, </text:span><text:span text:style-name="Strong_20_Emphasis"><text:span text:style-name="T2">/etc/group</text:span></text:span><text:span text:style-name="T1">, and </text:span><text:span text:style-name="Strong_20_Emphasis"><text:span text:style-name="T2">/etc/gshadow</text:span></text:span><text:span text:style-name="T1"> files for the newly created accounts.</text:span></text:p>
        </text:list-item>
        <text:list-item>
          <text:p text:style-name="P37">Creates and populates a home directory for the user.</text:p>
        </text:list-item>
        <text:list-item>
          <text:p text:style-name="P37">Sets file permissions and ownerships to the home directory.</text:p>
        </text:list-item>
      </text:list>
      <text:p text:style-name="P35"><text:soft-page-break/>Here’s the basic syntax:</text:p>
      <text:p text:style-name="P5"><text:span text:style-name="Strong_20_Emphasis"><text:span text:style-name="T2">useradd [option] username</text:span></text:span></text:p>
      <text:p text:style-name="P35">To set the password:</text:p>
      <text:p text:style-name="P5"><text:span text:style-name="Strong_20_Emphasis"><text:span text:style-name="T2">passwd the_password_combination</text:span></text:span></text:p>
      <text:p text:style-name="P35">For example, to add a new person named John, enter the following command simultaneously:</text:p>
      <text:p text:style-name="P5"><text:span text:style-name="Strong_20_Emphasis"><text:span text:style-name="T2">useradd John</text:span></text:span></text:p>
      <text:p text:style-name="P5"><text:span text:style-name="Strong_20_Emphasis"><text:span text:style-name="T2">passwd 123456789</text:span></text:span></text:p>
      <text:p text:style-name="P5"><text:span text:style-name="T1">To delete a user account, use the </text:span><text:span text:style-name="Strong_20_Emphasis"><text:span text:style-name="T2">userdel</text:span></text:span><text:span text:style-name="T1"> command:</text:span></text:p>
      <text:p text:style-name="P5"><text:span text:style-name="Strong_20_Emphasis"><text:span text:style-name="T2">userdel username</text:span></text:span></text:p>
      <text:h text:style-name="P2" text:outline-level="3"><text:bookmark text:name="h-35-apt-get-command"/>35. apt-get command</text:h>
      <text:p text:style-name="P5"><text:span text:style-name="Strong_20_Emphasis"><text:span text:style-name="T2">apt-get</text:span></text:span><text:span text:style-name="T1"> is a command line tool for handling Advanced Package Tool (APT) libraries in Linux. It lets you retrieve information and bundles from authenticated sources to manage, update, remove, and install software and its dependencies.</text:span></text:p>
      <text:p text:style-name="P5"><text:span text:style-name="T1">Running the </text:span><text:span text:style-name="Strong_20_Emphasis"><text:span text:style-name="T2">apt-get </text:span></text:span><text:span text:style-name="T1">command requires you to use </text:span><text:span text:style-name="Strong_20_Emphasis"><text:span text:style-name="T2">sudo</text:span></text:span><text:span text:style-name="T1"> or root privileges.</text:span></text:p>
      <text:p text:style-name="P35">Here’s the main syntax:</text:p>
      <text:p text:style-name="P5"><text:span text:style-name="Strong_20_Emphasis"><text:span text:style-name="T2">apt-get [options] (command</text:span></text:span><text:span text:style-name="T1">)</text:span></text:p>
      <text:p text:style-name="P5"><text:span text:style-name="T1">These are the most common commands you can add to </text:span><text:span text:style-name="Strong_20_Emphasis"><text:span text:style-name="T2">apt-get</text:span></text:span><text:span text:style-name="T1">:</text:span></text:p>
      <text:list xml:id="list3482525618" text:style-name="L25">
        <text:list-item>
          <text:p text:style-name="P29"><text:span text:style-name="Strong_20_Emphasis"><text:span text:style-name="T2">update </text:span></text:span><text:span text:style-name="T1">synchronizes the package files from their sources.</text:span></text:p>
        </text:list-item>
        <text:list-item>
          <text:p text:style-name="P29"><text:span text:style-name="Strong_20_Emphasis"><text:span text:style-name="T2">upgrade </text:span></text:span><text:span text:style-name="T1">installs the latest version of all installed packages.</text:span></text:p>
        </text:list-item>
        <text:list-item>
          <text:p text:style-name="P29"><text:span text:style-name="Strong_20_Emphasis"><text:span text:style-name="T2">check </text:span></text:span><text:span text:style-name="T1">updates the package cache and checks broken dependencies.</text:span></text:p>
        </text:list-item>
      </text:list>
      <text:h text:style-name="P2" text:outline-level="3"><text:bookmark text:name="h-36-nano-vi-jed-commands"/><text:soft-page-break/>36. nano, vi, jed commands</text:h>
      <text:p text:style-name="P5"><text:span text:style-name="T1">Linux allows users to edit and manage files via a text editor, such as </text:span><text:span text:style-name="Strong_20_Emphasis"><text:span text:style-name="T2">nano</text:span></text:span><text:span text:style-name="T1">, </text:span><text:span text:style-name="Strong_20_Emphasis"><text:span text:style-name="T2">vi</text:span></text:span><text:span text:style-name="T1">, or </text:span><text:span text:style-name="Strong_20_Emphasis"><text:span text:style-name="T2">jed</text:span></text:span><text:span text:style-name="T1">. </text:span><text:span text:style-name="Strong_20_Emphasis"><text:span text:style-name="T2">nano </text:span></text:span><text:span text:style-name="T1">and </text:span><text:span text:style-name="Strong_20_Emphasis"><text:span text:style-name="T2">vi</text:span></text:span><text:span text:style-name="T1"> come with the operating system, while </text:span><text:span text:style-name="Strong_20_Emphasis"><text:span text:style-name="T2">jed </text:span></text:span><text:span text:style-name="T1">has to be installed.</text:span></text:p>
      <text:p text:style-name="P5"><text:span text:style-name="T1">The </text:span><text:a xlink:type="simple" xlink:href="https://www.hostinger.com/tutorials/how-to-install-and-use-nano-text-editor" text:style-name="Internet_20_link" text:visited-style-name="Visited_20_Internet_20_Link"><text:span text:style-name="T3">nano command</text:span></text:a><text:span text:style-name="T1"> denotes keywords and can work with most languages. To use it, enter the following command:</text:span></text:p>
      <text:p text:style-name="P5"><text:span text:style-name="Strong_20_Emphasis"><text:span text:style-name="T2">nano [filename]</text:span></text:span></text:p>
      <text:p text:style-name="P5"><text:span text:style-name="Strong_20_Emphasis"><text:span text:style-name="T2">vi </text:span></text:span><text:span text:style-name="T1">uses two operating modes to work – </text:span><text:span text:style-name="Strong_20_Emphasis"><text:span text:style-name="T2">insert </text:span></text:span><text:span text:style-name="T1">and </text:span><text:span text:style-name="Strong_20_Emphasis"><text:span text:style-name="T2">command</text:span></text:span><text:span text:style-name="T1">. </text:span><text:span text:style-name="Strong_20_Emphasis"><text:span text:style-name="T2">insert</text:span></text:span><text:span text:style-name="T1"> is used to edit and create a text file. On the other hand, the </text:span><text:span text:style-name="Strong_20_Emphasis"><text:span text:style-name="T2">command</text:span></text:span><text:span text:style-name="T1"> performs operations, such as saving, opening, copying, and pasting a file.</text:span></text:p>
      <text:p text:style-name="P5"><text:span text:style-name="T1">To use </text:span><text:span text:style-name="Strong_20_Emphasis"><text:span text:style-name="T2">vi </text:span></text:span><text:span text:style-name="T1">on a file, enter:</text:span></text:p>
      <text:p text:style-name="P5"><text:span text:style-name="Strong_20_Emphasis"><text:span text:style-name="T2">vi [filename]</text:span></text:span></text:p>
      <text:p text:style-name="P5"><text:span text:style-name="Strong_20_Emphasis"><text:span text:style-name="T2">jed</text:span></text:span><text:span text:style-name="T1"> has a drop-down menu interface that allows users to perform actions without entering keyboard combinations or commands. Like </text:span><text:span text:style-name="Strong_20_Emphasis"><text:span text:style-name="T2">vi</text:span></text:span><text:span text:style-name="T1">, it has modes to load modules or plugins to write specific texts.</text:span></text:p>
      <text:p text:style-name="P5"><text:span text:style-name="T1">To open the program, simply enter </text:span><text:span text:style-name="Strong_20_Emphasis"><text:span text:style-name="T2">jed </text:span></text:span><text:span text:style-name="T1">to the command line.</text:span></text:p>
      <text:h text:style-name="P2" text:outline-level="3"><text:bookmark text:name="h-37-alias-unalias-commands"/>37. alias, unalias commands</text:h>
      <text:p text:style-name="P5"><text:span text:style-name="Strong_20_Emphasis"><text:span text:style-name="T2">alias </text:span></text:span><text:span text:style-name="T1">allows you to create a shortcut with the same functionality as a command, file name, or text. When executed, it instructs the shell to replace one string with another.</text:span></text:p>
      <text:p text:style-name="P5"><text:span text:style-name="T1">To use the </text:span><text:span text:style-name="Strong_20_Emphasis"><text:span text:style-name="T2">alias </text:span></text:span><text:span text:style-name="T1">command, enter this syntax:</text:span></text:p>
      <text:p text:style-name="P5"><text:span text:style-name="Strong_20_Emphasis"><text:span text:style-name="T2">alias Name=String</text:span></text:span></text:p>
      <text:p text:style-name="P5"><text:span text:style-name="T1">For example, you want to make </text:span><text:span text:style-name="Strong_20_Emphasis"><text:span text:style-name="T2">k </text:span></text:span><text:span text:style-name="T1">the alias for the </text:span><text:span text:style-name="Strong_20_Emphasis"><text:span text:style-name="T2">kill </text:span></text:span><text:span text:style-name="T1">command:</text:span></text:p>
      <text:p text:style-name="P5"><text:span text:style-name="Strong_20_Emphasis"><text:span text:style-name="T2">alias k=’kill’</text:span></text:span></text:p>
      <text:p text:style-name="P5"><text:soft-page-break/><text:span text:style-name="T1">On the other hand, the </text:span><text:span text:style-name="Strong_20_Emphasis"><text:span text:style-name="T2">unalias </text:span></text:span><text:span text:style-name="T1">command deletes an existing alias.</text:span></text:p>
      <text:p text:style-name="P35">Here’s what the general syntax looks like:</text:p>
      <text:p text:style-name="P5"><text:span text:style-name="Strong_20_Emphasis"><text:span text:style-name="T2">unalias [alias_name]</text:span></text:span></text:p>
      <text:h text:style-name="P2" text:outline-level="3"><text:bookmark text:name="h-38-su-command"/>38. su command</text:h>
      <text:p text:style-name="P5"><text:span text:style-name="T1">The switch user or </text:span><text:span text:style-name="Strong_20_Emphasis"><text:span text:style-name="T2">su</text:span></text:span><text:span text:style-name="T1"> command allows you to run a program as a different user. It changes the administrative account in the current log-in session. This command is especially beneficial for accessing the system through </text:span><text:a xlink:type="simple" xlink:href="https://www.hostinger.com/tutorials/ssh-tutorial-how-does-ssh-work" text:style-name="Internet_20_link" text:visited-style-name="Visited_20_Internet_20_Link"><text:span text:style-name="T3">SSH</text:span></text:a><text:span text:style-name="T1"> or using the GUI display manager when the root user is unavailable.</text:span></text:p>
      <text:p text:style-name="P35">Here’s the general syntax of the command:</text:p>
      <text:p text:style-name="P5"><text:span text:style-name="Strong_20_Emphasis"><text:span text:style-name="T2">su [options] [username [argument]]</text:span></text:span></text:p>
      <text:p text:style-name="P5"><text:span text:style-name="T1">When executed without any option or argument, the </text:span><text:span text:style-name="Strong_20_Emphasis"><text:span text:style-name="T2">su </text:span></text:span><text:span text:style-name="T1">command runs through root privileges. It will prompt you to authenticate and use the </text:span><text:span text:style-name="Strong_20_Emphasis"><text:span text:style-name="T2">sudo </text:span></text:span><text:span text:style-name="T1">privileges temporarily.</text:span></text:p>
      <text:p text:style-name="P35">Here are some acceptable options to use:</text:p>
      <text:list xml:id="list503922089" text:style-name="L26">
        <text:list-item>
          <text:p text:style-name="P30"><text:span text:style-name="Strong_20_Emphasis"><text:span text:style-name="T2">-p</text:span></text:span><text:span text:style-name="T1"> or </text:span><text:span text:style-name="Strong_20_Emphasis"><text:span text:style-name="T1">–</text:span></text:span><text:span text:style-name="Strong_20_Emphasis"><text:span text:style-name="T2">preserve-environment </text:span></text:span><text:span text:style-name="T1">keeps the same shell environment, consisting HOME, SHELL, USER, and LOGNAME.</text:span></text:p>
        </text:list-item>
        <text:list-item>
          <text:p text:style-name="P30"><text:span text:style-name="Strong_20_Emphasis"><text:span text:style-name="T2">-s</text:span></text:span><text:span text:style-name="T1"> or </text:span><text:span text:style-name="Strong_20_Emphasis"><text:span text:style-name="T1">–</text:span></text:span><text:span text:style-name="Strong_20_Emphasis"><text:span text:style-name="T2">shell</text:span></text:span><text:span text:style-name="T1"> lets you specify a different shell environment to run.</text:span></text:p>
        </text:list-item>
        <text:list-item>
          <text:p text:style-name="P30"><text:span text:style-name="Strong_20_Emphasis"><text:span text:style-name="T2">-l </text:span></text:span><text:span text:style-name="T1">or </text:span><text:span text:style-name="Strong_20_Emphasis"><text:span text:style-name="T1">–</text:span></text:span><text:span text:style-name="Strong_20_Emphasis"><text:span text:style-name="T2">login </text:span></text:span><text:span text:style-name="T1">runs a login script to switch to a different username. Executing it requires you to enter the user’s password.</text:span></text:p>
        </text:list-item>
      </text:list>
      <text:h text:style-name="P2" text:outline-level="3"><text:bookmark text:name="h-39-htop-command"/><text:soft-page-break/>39. htop command</text:h>
      <text:p text:style-name="P5"><text:span text:style-name="T1">The </text:span><text:span text:style-name="Strong_20_Emphasis"><text:span text:style-name="T2">htop </text:span></text:span><text:span text:style-name="T1">command is an interactive program that monitors system resources and server processes in real time. It is available on most Linux distributions, and you can install it using the default package manager.</text:span></text:p>
      <text:p text:style-name="P5"><text:span text:style-name="T1">Compared to the </text:span><text:span text:style-name="Strong_20_Emphasis"><text:span text:style-name="T2">top </text:span></text:span><text:span text:style-name="T1">command, </text:span><text:span text:style-name="Strong_20_Emphasis"><text:span text:style-name="T2">htop </text:span></text:span><text:span text:style-name="T1">has many improvements and additional features, such as mouse operation and visual indicators.</text:span></text:p>
      <text:p text:style-name="P35">To use it, run the following command:</text:p>
      <text:p text:style-name="P5"><text:span text:style-name="Strong_20_Emphasis"><text:span text:style-name="T2">htop [options]</text:span></text:span></text:p>
      <text:p text:style-name="P35">You can also add options, such as:</text:p>
      <text:list xml:id="list3201867565" text:style-name="L27">
        <text:list-item>
          <text:p text:style-name="P31"><text:span text:style-name="Strong_20_Emphasis"><text:span text:style-name="T2">-d </text:span></text:span><text:span text:style-name="T1">or </text:span><text:span text:style-name="Strong_20_Emphasis"><text:span text:style-name="T1">–</text:span></text:span><text:span text:style-name="Strong_20_Emphasis"><text:span text:style-name="T2">delay</text:span></text:span><text:span text:style-name="T1"> shows the delay between updates in tenths of seconds.</text:span></text:p>
        </text:list-item>
        <text:list-item>
          <text:p text:style-name="P31"><text:span text:style-name="Strong_20_Emphasis"><text:span text:style-name="T2">-C </text:span></text:span><text:span text:style-name="T1">or </text:span><text:span text:style-name="Strong_20_Emphasis"><text:span text:style-name="T1">–</text:span></text:span><text:span text:style-name="Strong_20_Emphasis"><text:span text:style-name="T2">no-color </text:span></text:span><text:span text:style-name="T1">enables the monochrome mode.</text:span></text:p>
        </text:list-item>
        <text:list-item>
          <text:p text:style-name="P31"><text:span text:style-name="Strong_20_Emphasis"><text:span text:style-name="T2">-h </text:span></text:span><text:span text:style-name="T1">or </text:span><text:span text:style-name="Strong_20_Emphasis"><text:span text:style-name="T1">–</text:span></text:span><text:span text:style-name="Strong_20_Emphasis"><text:span text:style-name="T2">help</text:span></text:span><text:span text:style-name="T1"> displays the help message and exit.</text:span></text:p>
        </text:list-item>
      </text:list>
      <text:h text:style-name="P2" text:outline-level="3"><text:bookmark text:name="h-40-ps-command"/>40. ps command</text:h>
      <text:p text:style-name="P5"><text:span text:style-name="T1">The process status or </text:span><text:span text:style-name="Strong_20_Emphasis"><text:span text:style-name="T2">ps</text:span></text:span><text:span text:style-name="T1"> command produces a snapshot of all running processes in your system. The static results are taken from the virtual files in the </text:span><text:span text:style-name="Strong_20_Emphasis"><text:span text:style-name="T2">/proc</text:span></text:span><text:span text:style-name="T1"> file system.</text:span></text:p>
      <text:p text:style-name="P5"><text:span text:style-name="T1">Executing the </text:span><text:span text:style-name="Strong_20_Emphasis"><text:span text:style-name="T2">ps </text:span></text:span><text:span text:style-name="T1">command without an option or argument will list the running processes in the shell along with:</text:span></text:p>
      <text:list xml:id="list4159009140" text:style-name="L28">
        <text:list-item>
          <text:p text:style-name="P32"><text:span text:style-name="T1">The unique process ID (</text:span><text:span text:style-name="Strong_20_Emphasis"><text:span text:style-name="T2">PID</text:span></text:span><text:span text:style-name="T1">)</text:span></text:p>
        </text:list-item>
        <text:list-item>
          <text:p text:style-name="P32"><text:span text:style-name="T1">The type of the terminal (</text:span><text:span text:style-name="Strong_20_Emphasis"><text:span text:style-name="T2">TTY</text:span></text:span><text:span text:style-name="T1">)</text:span></text:p>
        </text:list-item>
        <text:list-item>
          <text:p text:style-name="P32"><text:span text:style-name="T1">The running time (</text:span><text:span text:style-name="Strong_20_Emphasis"><text:span text:style-name="T2">TIME</text:span></text:span><text:span text:style-name="T1">)</text:span></text:p>
        </text:list-item>
        <text:list-item>
          <text:p text:style-name="P32"><text:span text:style-name="T1">The command that launches the process (</text:span><text:span text:style-name="Strong_20_Emphasis"><text:span text:style-name="T2">CMD</text:span></text:span><text:span text:style-name="T1">)</text:span></text:p>
        </text:list-item>
      </text:list>
      <text:p text:style-name="P35">Here are some acceptable options you can use:</text:p>
      <text:list xml:id="list4196073238" text:style-name="L29">
        <text:list-item>
          <text:p text:style-name="P33"><text:soft-page-break/><text:span text:style-name="Strong_20_Emphasis"><text:span text:style-name="T2">-T</text:span></text:span><text:span text:style-name="T1"> displays all processes associated with the current shell session.</text:span></text:p>
        </text:list-item>
        <text:list-item>
          <text:p text:style-name="P33"><text:span text:style-name="Strong_20_Emphasis"><text:span text:style-name="T2">-u username</text:span></text:span><text:span text:style-name="T1"> lists processes associated with a specific user.</text:span></text:p>
        </text:list-item>
        <text:list-item>
          <text:p text:style-name="P33"><text:span text:style-name="Strong_20_Emphasis"><text:span text:style-name="T2">-A </text:span></text:span><text:span text:style-name="T1">or </text:span><text:span text:style-name="Strong_20_Emphasis"><text:span text:style-name="T2">-e</text:span></text:span><text:span text:style-name="T1"> shows all the running processes.</text:span></text:p>
        </text:list-item>
      </text:list>
      <text:h text:style-name="P3" text:outline-level="3"><text:bookmark text:name="h-bonus-tips-and-tricks"/><text:bookmark text:name="Bonus_Tips_and_Tricks"/><text:span text:style-name="Strong_20_Emphasis"><text:span text:style-name="T4">Bonus Tips and Tricks</text:span></text:span></text:h>
      <text:p text:style-name="P35">Here are some tips and tricks you can use to manage the Linux system:</text:p>
      <text:list xml:id="list168156814" text:style-name="L30">
        <text:list-item>
          <text:p text:style-name="P34"><text:span text:style-name="T1">Enter the </text:span><text:span text:style-name="Strong_20_Emphasis"><text:span text:style-name="T2">clear </text:span></text:span><text:span text:style-name="T1">command to clean the Terminal screen.</text:span></text:p>
        </text:list-item>
        <text:list-item>
          <text:p text:style-name="P34"><text:span text:style-name="T1">Press the </text:span><text:span text:style-name="Strong_20_Emphasis"><text:span text:style-name="T2">Tab </text:span></text:span><text:span text:style-name="T1">button to autofill after entering a command with an argument.</text:span></text:p>
        </text:list-item>
        <text:list-item>
          <text:p text:style-name="P34"><text:span text:style-name="T1">Use </text:span><text:span text:style-name="Strong_20_Emphasis"><text:span text:style-name="T2">Ctrl + C</text:span></text:span><text:span text:style-name="T1"> to terminate a running command.</text:span></text:p>
        </text:list-item>
        <text:list-item>
          <text:p text:style-name="P34"><text:span text:style-name="T1">Press </text:span><text:span text:style-name="Strong_20_Emphasis"><text:span text:style-name="T2">Ctrl + Z</text:span></text:span><text:span text:style-name="T1"> to pause a working command.</text:span></text:p>
        </text:list-item>
        <text:list-item>
          <text:p text:style-name="P34"><text:span text:style-name="T1">Use </text:span><text:span text:style-name="Strong_20_Emphasis"><text:span text:style-name="T2">Ctrl + S</text:span></text:span><text:span text:style-name="T1"> to freeze your Terminal temporarily.</text:span></text:p>
        </text:list-item>
        <text:list-item>
          <text:p text:style-name="P34"><text:span text:style-name="T1">Press </text:span><text:span text:style-name="Strong_20_Emphasis"><text:span text:style-name="T2">Ctrl + Q</text:span></text:span><text:span text:style-name="T1"> to undo the Terminal freeze.</text:span></text:p>
        </text:list-item>
        <text:list-item>
          <text:p text:style-name="P34"><text:span text:style-name="T1">Use </text:span><text:span text:style-name="Strong_20_Emphasis"><text:span text:style-name="T2">Ctrl + A</text:span></text:span><text:span text:style-name="T1"> to move to the beginning of the line.</text:span></text:p>
        </text:list-item>
        <text:list-item>
          <text:p text:style-name="P34"><text:span text:style-name="T1">Press </text:span><text:span text:style-name="Strong_20_Emphasis"><text:span text:style-name="T2">Ctrl + E </text:span></text:span><text:span text:style-name="T1">to bring you to the end of the line.</text:span></text:p>
        </text:list-item>
        <text:list-item>
          <text:p text:style-name="P34"><text:span text:style-name="T1">When executing multiple commands in a single line, use (</text:span><text:span text:style-name="Strong_20_Emphasis"><text:span text:style-name="T2">;</text:span></text:span><text:span text:style-name="T1">) to separate them. Alternatively, use </text:span><text:span text:style-name="Strong_20_Emphasis"><text:span text:style-name="T2">&amp;&amp; </text:span></text:span><text:span text:style-name="T1">to only allow the next command to run if the previous one is successful.</text:span></text:p>
        </text:list-item>
      </text:list>
      <text:h text:style-name="P4" text:outline-level="4">Expert Tip</text:h>
      <text:p text:style-name="P38">Did you know that you can edit a text file with Linux commands using SSH? Instead of editing a file locally and uploading it via FTP, you can edit the file instantly on your account using the vim or nano command.</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09:57:52.483744465</meta:creation-date>
    <dc:date>2023-02-17T09:58:22.698265529</dc:date>
    <meta:editing-duration>PT30S</meta:editing-duration>
    <meta:editing-cycles>1</meta:editing-cycles>
    <meta:document-statistic meta:table-count="0" meta:image-count="0" meta:object-count="0" meta:page-count="25" meta:paragraph-count="375" meta:word-count="4126" meta:character-count="24190" meta:non-whitespace-character-count="20532"/>
    <meta:generator>LibreOffice/7.3.7.2$Linux_X86_64 LibreOffice_project/30$Build-2</meta:generator>
  </office:meta>
</office:document-meta>
</file>